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5.06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554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0.69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41.64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y_DataSourc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ataSource</text:p>
          </table:table-cell>
          <table:table-cell table:style-name="ce4" office:value-type="string" calcext:value-type="string">
            <text:p>All U</text:p>
          </table:table-cell>
          <table:table-cell table:style-name="ce1" office:value-type="string" calcext:value-type="string">
            <text:p>Filtered U</text:p>
          </table:table-cell>
          <table:table-cell table:style-name="ce1" office:value-type="string" calcext:value-type="string">
            <text:p>Filtered T (non-null TransactionStatus)</text:p>
          </table:table-cell>
          <table:table-cell table:style-name="ce1"/>
          <table:table-cell table:style-name="ce1" office:value-type="string" calcext:value-type="string">
            <text:p>Count T</text:p>
          </table:table-cell>
        </table:table-row>
        <table:table-row table:style-name="ro2">
          <table:table-cell office:value-type="string" calcext:value-type="string">
            <text:p>par_U170829_093700_S170829_093500_D60_lgcap102_16742_0021</text:p>
          </table:table-cell>
          <table:table-cell office:value-type="float" office:value="23059" calcext:value-type="float">
            <text:p>230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]/[.C2]" office:value-type="float" office:value="0.571428571428571" calcext:value-type="float">
            <text:p>0.571428571428571</text:p>
          </table:table-cell>
          <table:table-cell office:value-type="string" calcext:value-type="string">
            <text:p>MATCH (n:Tsegment) WHERE n.TransactionStatus IS NOT NULL RETURN n.CormelFile, COUNT(*) ORDER BY n.CormelFile;</text:p>
          </table:table-cell>
        </table:table-row>
        <table:table-row table:style-name="ro2">
          <table:table-cell office:value-type="string" calcext:value-type="string">
            <text:p>par_U170829_093700_S170829_093500_D60_lgcap102_16743_0022</text:p>
          </table:table-cell>
          <table:table-cell office:value-type="float" office:value="23319" calcext:value-type="float">
            <text:p>233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]/[.C3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44_0023</text:p>
          </table:table-cell>
          <table:table-cell office:value-type="float" office:value="22689" calcext:value-type="float">
            <text:p>226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]/[.C4]" office:value-type="float" office:value="0.333333333333333" calcext:value-type="float">
            <text:p>0.333333333333333</text:p>
          </table:table-cell>
          <table:table-cell table:style-name="ce5" office:value-type="string" calcext:value-type="string">
            <text:p>Count U</text:p>
          </table:table-cell>
        </table:table-row>
        <table:table-row table:style-name="ro2">
          <table:table-cell office:value-type="string" calcext:value-type="string">
            <text:p>par_U170829_093700_S170829_093500_D60_lgcap102_16745_0024</text:p>
          </table:table-cell>
          <table:table-cell office:value-type="float" office:value="23766" calcext:value-type="float">
            <text:p>237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5]/[.C5]" office:value-type="float" office:value="0.5" calcext:value-type="float">
            <text:p>0.5</text:p>
          </table:table-cell>
          <table:table-cell office:value-type="string" calcext:value-type="string">
            <text:p>MATCH (n:Usegment) RETURN n.CormelFile, COUNT(*) ORDER BY n.CormelFile;</text:p>
          </table:table-cell>
        </table:table-row>
        <table:table-row table:style-name="ro2">
          <table:table-cell office:value-type="string" calcext:value-type="string">
            <text:p>par_U170829_093700_S170829_093500_D60_lgcap102_16746_0025</text:p>
          </table:table-cell>
          <table:table-cell office:value-type="float" office:value="22224" calcext:value-type="float">
            <text:p>222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6]/[.C6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47_0026</text:p>
          </table:table-cell>
          <table:table-cell office:value-type="float" office:value="22015" calcext:value-type="float">
            <text:p>22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]/[.C7]" office:value-type="float" office:value="0.333333333333333" calcext:value-type="float">
            <text:p>0.333333333333333</text:p>
          </table:table-cell>
          <table:table-cell office:value-type="string" calcext:value-type="string">
            <text:p>script/countAvroRecords.sh ~/data/CorMel/extracts_avro/incident .gz.avro | sort -k 1</text:p>
          </table:table-cell>
        </table:table-row>
        <table:table-row table:style-name="ro2">
          <table:table-cell office:value-type="string" calcext:value-type="string">
            <text:p>par_U170829_093700_S170829_093500_D60_lgcap102_16748_0027</text:p>
          </table:table-cell>
          <table:table-cell office:value-type="float" office:value="21487" calcext:value-type="float">
            <text:p>214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8]/[.C8]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49_0028</text:p>
          </table:table-cell>
          <table:table-cell office:value-type="float" office:value="21877" calcext:value-type="float">
            <text:p>2187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9]/[.C9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0_0029</text:p>
          </table:table-cell>
          <table:table-cell office:value-type="float" office:value="21534" calcext:value-type="float">
            <text:p>215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0]/[.C10]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1_0030</text:p>
          </table:table-cell>
          <table:table-cell office:value-type="float" office:value="21837" calcext:value-type="float">
            <text:p>218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C11]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2_0031</text:p>
          </table:table-cell>
          <table:table-cell office:value-type="float" office:value="22070" calcext:value-type="float">
            <text:p>220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12]/[.C12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3_0032</text:p>
          </table:table-cell>
          <table:table-cell office:value-type="float" office:value="22006" calcext:value-type="float">
            <text:p>2200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3]/[.C13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4_0033</text:p>
          </table:table-cell>
          <table:table-cell office:value-type="float" office:value="22773" calcext:value-type="float">
            <text:p>227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4]/[.C14]" office:value-type="float" office:value="0.428571428571429" calcext:value-type="float">
            <text:p>0.42857142857142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5_0079</text:p>
          </table:table-cell>
          <table:table-cell office:value-type="float" office:value="62718" calcext:value-type="float">
            <text:p>627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D15]/[.C15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6_0080</text:p>
          </table:table-cell>
          <table:table-cell office:value-type="float" office:value="63718" calcext:value-type="float">
            <text:p>637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6]/[.C16]" office:value-type="float" office:value="0.625" calcext:value-type="float">
            <text:p>0.6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7_0062</text:p>
          </table:table-cell>
          <table:table-cell office:value-type="float" office:value="47141" calcext:value-type="float">
            <text:p>471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7]/[.C17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8_0114</text:p>
          </table:table-cell>
          <table:table-cell office:value-type="float" office:value="55043" calcext:value-type="float">
            <text:p>550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8]/[.C18]" office:value-type="float" office:value="0.545454545454545" calcext:value-type="float">
            <text:p>0.54545454545454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59_0115</text:p>
          </table:table-cell>
          <table:table-cell office:value-type="float" office:value="53725" calcext:value-type="float">
            <text:p>537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9]/[.C19]" office:value-type="float" office:value="0.615384615384615" calcext:value-type="float">
            <text:p>0.61538461538461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60_0116</text:p>
          </table:table-cell>
          <table:table-cell office:value-type="float" office:value="52530" calcext:value-type="float">
            <text:p>525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0]/[.C20]"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61_0117</text:p>
          </table:table-cell>
          <table:table-cell office:value-type="float" office:value="51812" calcext:value-type="float">
            <text:p>518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1]/[.C21]" office:value-type="float" office:value="0.928571428571429" calcext:value-type="float">
            <text:p>0.92857142857142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102_16762_0118</text:p>
          </table:table-cell>
          <table:table-cell office:value-type="float" office:value="50473" calcext:value-type="float">
            <text:p>5047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22]/[.C22]" office:value-type="float" office:value="0.444444444444444" calcext:value-type="float">
            <text:p>0.44444444444444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2_0034</text:p>
          </table:table-cell>
          <table:table-cell office:value-type="float" office:value="24589" calcext:value-type="float">
            <text:p>245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23]/[.C23]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3_0035</text:p>
          </table:table-cell>
          <table:table-cell office:value-type="float" office:value="23503" calcext:value-type="float">
            <text:p>235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4]/[.C24]"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4_0036</text:p>
          </table:table-cell>
          <table:table-cell office:value-type="float" office:value="23896" calcext:value-type="float">
            <text:p>23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5]/[.C25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5_0037</text:p>
          </table:table-cell>
          <table:table-cell office:value-type="float" office:value="25439" calcext:value-type="float">
            <text:p>254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6]/[.C26]"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6_0038</text:p>
          </table:table-cell>
          <table:table-cell office:value-type="float" office:value="25471" calcext:value-type="float">
            <text:p>254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7]/[.C27]" office:value-type="float" office:value="0.333333333333333" calcext:value-type="float">
            <text:p>0.3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7_0039</text:p>
          </table:table-cell>
          <table:table-cell office:value-type="float" office:value="25938" calcext:value-type="float">
            <text:p>259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8]/[.C28]"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8_0040</text:p>
          </table:table-cell>
          <table:table-cell office:value-type="float" office:value="26833" calcext:value-type="float">
            <text:p>268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9]/[.C29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29_0041</text:p>
          </table:table-cell>
          <table:table-cell office:value-type="float" office:value="27108" calcext:value-type="float">
            <text:p>271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30]/[.C30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0_0042</text:p>
          </table:table-cell>
          <table:table-cell office:value-type="float" office:value="27626" calcext:value-type="float">
            <text:p>276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1]/[.C31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1_0043</text:p>
          </table:table-cell>
          <table:table-cell office:value-type="float" office:value="28229" calcext:value-type="float">
            <text:p>282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2]/[.C32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2_0044</text:p>
          </table:table-cell>
          <table:table-cell office:value-type="float" office:value="28732" calcext:value-type="float">
            <text:p>2873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33]/[.C33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3_0045</text:p>
          </table:table-cell>
          <table:table-cell office:value-type="float" office:value="29220" calcext:value-type="float">
            <text:p>292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4]/[.C34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4_0046</text:p>
          </table:table-cell>
          <table:table-cell office:value-type="float" office:value="31396" calcext:value-type="float">
            <text:p>313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35]/[.C35]" office:value-type="float" office:value="0.571428571428571" calcext:value-type="float">
            <text:p>0.57142857142857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5_0077</text:p>
          </table:table-cell>
          <table:table-cell office:value-type="float" office:value="60560" calcext:value-type="float">
            <text:p>6056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36]/[.C36]" office:value-type="float" office:value="0.8125" calcext:value-type="float">
            <text:p>0.81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6_0078</text:p>
          </table:table-cell>
          <table:table-cell office:value-type="float" office:value="61561" calcext:value-type="float">
            <text:p>6156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7]/[.C37]" office:value-type="float" office:value="0.733333333333333" calcext:value-type="float">
            <text:p>0.7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7_0061</text:p>
          </table:table-cell>
          <table:table-cell office:value-type="float" office:value="46606" calcext:value-type="float">
            <text:p>4660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38]/[.C38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8_0109</text:p>
          </table:table-cell>
          <table:table-cell office:value-type="float" office:value="58624" calcext:value-type="float">
            <text:p>586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9]/[.C39]" office:value-type="float" office:value="0.615384615384615" calcext:value-type="float">
            <text:p>0.61538461538461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39_0110</text:p>
          </table:table-cell>
          <table:table-cell office:value-type="float" office:value="58464" calcext:value-type="float">
            <text:p>58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0]/[.C40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40_0111</text:p>
          </table:table-cell>
          <table:table-cell office:value-type="float" office:value="57673" calcext:value-type="float">
            <text:p>5767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1]/[.C41]" office:value-type="float" office:value="0.647058823529412" calcext:value-type="float">
            <text:p>0.647058823529412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41_0112</text:p>
          </table:table-cell>
          <table:table-cell office:value-type="float" office:value="56668" calcext:value-type="float">
            <text:p>566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2]/[.C42]" office:value-type="float" office:value="0.727272727272727" calcext:value-type="float">
            <text:p>0.72727272727272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1_10142_0113</text:p>
          </table:table-cell>
          <table:table-cell office:value-type="float" office:value="56012" calcext:value-type="float">
            <text:p>560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3]/[.C43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3_0000</text:p>
          </table:table-cell>
          <table:table-cell office:value-type="float" office:value="40163" calcext:value-type="float">
            <text:p>401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]/[.C44]" office:value-type="float" office:value="0.363636363636364" calcext:value-type="float">
            <text:p>0.36363636363636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4_0001</text:p>
          </table:table-cell>
          <table:table-cell office:value-type="float" office:value="38640" calcext:value-type="float">
            <text:p>386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5]/[.C45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5_0002</text:p>
          </table:table-cell>
          <table:table-cell office:value-type="float" office:value="37087" calcext:value-type="float">
            <text:p>3708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6]/[.C46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6_0003</text:p>
          </table:table-cell>
          <table:table-cell office:value-type="float" office:value="36447" calcext:value-type="float">
            <text:p>364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7]/[.C47]" office:value-type="float" office:value="0.285714285714286" calcext:value-type="float">
            <text:p>0.285714285714286</text:p>
          </table:table-cell>
          <table:table-cell/>
        </table:table-row>
        <table:table-row table:style-name="ro2">
          <table:table-cell table:style-name="Default" office:value-type="string" calcext:value-type="string">
            <text:p>par_U170829_093700_S170829_093500_D60_lgcap202_27057_0004</text:p>
          </table:table-cell>
          <table:table-cell office:value-type="float" office:value="35370" calcext:value-type="float">
            <text:p>3537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D48]/[.C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8_0005</text:p>
          </table:table-cell>
          <table:table-cell office:value-type="float" office:value="34508" calcext:value-type="float">
            <text:p>34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49]/[.C49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59_0006</text:p>
          </table:table-cell>
          <table:table-cell office:value-type="float" office:value="32865" calcext:value-type="float">
            <text:p>3286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50]/[.C50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0_0007</text:p>
          </table:table-cell>
          <table:table-cell office:value-type="float" office:value="32205" calcext:value-type="float">
            <text:p>322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51]/[.C51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1_0008</text:p>
          </table:table-cell>
          <table:table-cell office:value-type="float" office:value="31376" calcext:value-type="float">
            <text:p>313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52]/[.C52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2_0009</text:p>
          </table:table-cell>
          <table:table-cell office:value-type="float" office:value="29915" calcext:value-type="float">
            <text:p>299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53]/[.C53]" office:value-type="float" office:value="0.857142857142857" calcext:value-type="float">
            <text:p>0.85714285714285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3_0081</text:p>
          </table:table-cell>
          <table:table-cell office:value-type="float" office:value="62970" calcext:value-type="float">
            <text:p>6297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54]/[.C54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4_0082</text:p>
          </table:table-cell>
          <table:table-cell office:value-type="float" office:value="63713" calcext:value-type="float">
            <text:p>637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5]/[.C55]" office:value-type="float" office:value="0.571428571428571" calcext:value-type="float">
            <text:p>0.57142857142857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5_0067</text:p>
          </table:table-cell>
          <table:table-cell office:value-type="float" office:value="52028" calcext:value-type="float">
            <text:p>520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6]/[.C56]" office:value-type="float" office:value="0.727272727272727" calcext:value-type="float">
            <text:p>0.72727272727272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6_0068</text:p>
          </table:table-cell>
          <table:table-cell office:value-type="float" office:value="53885" calcext:value-type="float">
            <text:p>538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7]/[.C57]" office:value-type="float" office:value="0.375" calcext:value-type="float">
            <text:p>0.3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7_0069</text:p>
          </table:table-cell>
          <table:table-cell office:value-type="float" office:value="55791" calcext:value-type="float">
            <text:p>5579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58]/[.C58]" office:value-type="float" office:value="0.266666666666667" calcext:value-type="float">
            <text:p>0.2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8_0124</text:p>
          </table:table-cell>
          <table:table-cell office:value-type="float" office:value="43813" calcext:value-type="float">
            <text:p>438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59]/[.C59]" office:value-type="float" office:value="0.647058823529412" calcext:value-type="float">
            <text:p>0.647058823529412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69_0125</text:p>
          </table:table-cell>
          <table:table-cell office:value-type="float" office:value="43174" calcext:value-type="float">
            <text:p>431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60]/[.C60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70_0126</text:p>
          </table:table-cell>
          <table:table-cell office:value-type="float" office:value="41421" calcext:value-type="float">
            <text:p>414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1]/[.C61]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202_27071_0127</text:p>
          </table:table-cell>
          <table:table-cell office:value-type="float" office:value="40965" calcext:value-type="float">
            <text:p>409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62]/[.C62]" office:value-type="float" office:value="0.857142857142857" calcext:value-type="float">
            <text:p>0.85714285714285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17_0010</text:p>
          </table:table-cell>
          <table:table-cell office:value-type="float" office:value="28952" calcext:value-type="float">
            <text:p>289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63]/[.C63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18_0011</text:p>
          </table:table-cell>
          <table:table-cell office:value-type="float" office:value="28735" calcext:value-type="float">
            <text:p>2873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4]/[.C64]" office:value-type="float" office:value="0.375" calcext:value-type="float">
            <text:p>0.3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19_0012</text:p>
          </table:table-cell>
          <table:table-cell office:value-type="float" office:value="27281" calcext:value-type="float">
            <text:p>272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65]/[.C65]" office:value-type="float" office:value="0.555555555555556" calcext:value-type="float">
            <text:p>0.55555555555555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0_0013</text:p>
          </table:table-cell>
          <table:table-cell office:value-type="float" office:value="27376" calcext:value-type="float">
            <text:p>273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66]/[.C66]" office:value-type="float" office:value="0.833333333333333" calcext:value-type="float">
            <text:p>0.8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1_0014</text:p>
          </table:table-cell>
          <table:table-cell office:value-type="float" office:value="26266" calcext:value-type="float">
            <text:p>262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67]/[.C67]" office:value-type="float" office:value="0.571428571428571" calcext:value-type="float">
            <text:p>0.57142857142857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2_0015</text:p>
          </table:table-cell>
          <table:table-cell office:value-type="float" office:value="25375" calcext:value-type="float">
            <text:p>253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68]/[.C68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3_0016</text:p>
          </table:table-cell>
          <table:table-cell office:value-type="float" office:value="25295" calcext:value-type="float">
            <text:p>252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69]/[.C69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4_0017</text:p>
          </table:table-cell>
          <table:table-cell office:value-type="float" office:value="24862" calcext:value-type="float">
            <text:p>248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0]/[.C70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5_0018</text:p>
          </table:table-cell>
          <table:table-cell office:value-type="float" office:value="23559" calcext:value-type="float">
            <text:p>235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71]/[.C71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6_0019</text:p>
          </table:table-cell>
          <table:table-cell office:value-type="float" office:value="24008" calcext:value-type="float">
            <text:p>240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72]/[.C72]" office:value-type="float" office:value="0.714285714285714" calcext:value-type="float">
            <text:p>0.71428571428571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7_0020</text:p>
          </table:table-cell>
          <table:table-cell office:value-type="float" office:value="22810" calcext:value-type="float">
            <text:p>228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3]/[.C73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8_0083</text:p>
          </table:table-cell>
          <table:table-cell office:value-type="float" office:value="64588" calcext:value-type="float">
            <text:p>6458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74]/[.C74]" office:value-type="float" office:value="0.714285714285714" calcext:value-type="float">
            <text:p>0.71428571428571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29_0063</text:p>
          </table:table-cell>
          <table:table-cell office:value-type="float" office:value="48940" calcext:value-type="float">
            <text:p>489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75]/[.C75]" office:value-type="float" office:value="0.888888888888889" calcext:value-type="float">
            <text:p>0.88888888888888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0_0064</text:p>
          </table:table-cell>
          <table:table-cell office:value-type="float" office:value="49656" calcext:value-type="float">
            <text:p>496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6]/[.C76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1_0065</text:p>
          </table:table-cell>
          <table:table-cell office:value-type="float" office:value="51028" calcext:value-type="float">
            <text:p>510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77]/[.C77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2_0066</text:p>
          </table:table-cell>
          <table:table-cell office:value-type="float" office:value="51156" calcext:value-type="float">
            <text:p>511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8]/[.C78]" office:value-type="float" office:value="0.444444444444444" calcext:value-type="float">
            <text:p>0.444444444444444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3_0119</text:p>
          </table:table-cell>
          <table:table-cell office:value-type="float" office:value="48704" calcext:value-type="float">
            <text:p>4870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79]/[.C79]" office:value-type="float" office:value="0.888888888888889" calcext:value-type="float">
            <text:p>0.88888888888888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4_0120</text:p>
          </table:table-cell>
          <table:table-cell office:value-type="float" office:value="48430" calcext:value-type="float">
            <text:p>484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80]/[.C80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5_0121</text:p>
          </table:table-cell>
          <table:table-cell office:value-type="float" office:value="47738" calcext:value-type="float">
            <text:p>477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81]/[.C81]" office:value-type="float" office:value="0.636363636363636" calcext:value-type="float">
            <text:p>0.63636363636363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6_0122</text:p>
          </table:table-cell>
          <table:table-cell office:value-type="float" office:value="46756" calcext:value-type="float">
            <text:p>467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2]/[.C82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302_25337_0123</text:p>
          </table:table-cell>
          <table:table-cell office:value-type="float" office:value="44832" calcext:value-type="float">
            <text:p>448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3]/[.C83]" office:value-type="float" office:value="0.555555555555556" calcext:value-type="float">
            <text:p>0.55555555555555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65_0047</text:p>
          </table:table-cell>
          <table:table-cell office:value-type="float" office:value="31815" calcext:value-type="float">
            <text:p>318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4]/[.C84]"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66_0048</text:p>
          </table:table-cell>
          <table:table-cell office:value-type="float" office:value="32041" calcext:value-type="float">
            <text:p>320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5]/[.C85]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67_0049</text:p>
          </table:table-cell>
          <table:table-cell office:value-type="float" office:value="32670" calcext:value-type="float">
            <text:p>3267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86]/[.C86]" office:value-type="float" office:value="0.583333333333333" calcext:value-type="float">
            <text:p>0.58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68_0050</text:p>
          </table:table-cell>
          <table:table-cell office:value-type="float" office:value="33495" calcext:value-type="float">
            <text:p>334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7]/[.C87]" office:value-type="float" office:value="0.375" calcext:value-type="float">
            <text:p>0.3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69_0051</text:p>
          </table:table-cell>
          <table:table-cell office:value-type="float" office:value="36128" calcext:value-type="float">
            <text:p>361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8]/[.C88]" office:value-type="float" office:value="0.727272727272727" calcext:value-type="float">
            <text:p>0.72727272727272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0_0052</text:p>
          </table:table-cell>
          <table:table-cell office:value-type="float" office:value="35738" calcext:value-type="float">
            <text:p>357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89]/[.C89]" office:value-type="float" office:value="0.625" calcext:value-type="float">
            <text:p>0.6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1_0053</text:p>
          </table:table-cell>
          <table:table-cell office:value-type="float" office:value="37476" calcext:value-type="float">
            <text:p>374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90]/[.C90]" office:value-type="float" office:value="0.428571428571429" calcext:value-type="float">
            <text:p>0.42857142857142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2_0054</text:p>
          </table:table-cell>
          <table:table-cell office:value-type="float" office:value="39241" calcext:value-type="float">
            <text:p>392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1]/[.C91]" office:value-type="float" office:value="0.333333333333333" calcext:value-type="float">
            <text:p>0.3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3_0055</text:p>
          </table:table-cell>
          <table:table-cell office:value-type="float" office:value="40815" calcext:value-type="float">
            <text:p>408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92]/[.C92]" office:value-type="float" office:value="0.875" calcext:value-type="float">
            <text:p>0.8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4_0056</text:p>
          </table:table-cell>
          <table:table-cell office:value-type="float" office:value="41164" calcext:value-type="float">
            <text:p>411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3]/[.C93]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5_0057</text:p>
          </table:table-cell>
          <table:table-cell office:value-type="float" office:value="42054" calcext:value-type="float">
            <text:p>420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D94]/[.C94]" office:value-type="float" office:value="1.09090909090909" calcext:value-type="float">
            <text:p>1.0909090909090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6_0058</text:p>
          </table:table-cell>
          <table:table-cell office:value-type="float" office:value="42635" calcext:value-type="float">
            <text:p>426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95]/[.C95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7_0059</text:p>
          </table:table-cell>
          <table:table-cell office:value-type="float" office:value="44744" calcext:value-type="float">
            <text:p>447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96]/[.C96]" office:value-type="float" office:value="0.875" calcext:value-type="float">
            <text:p>0.8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8_0075</text:p>
          </table:table-cell>
          <table:table-cell office:value-type="float" office:value="59225" calcext:value-type="float">
            <text:p>592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97]/[.C97]" office:value-type="float" office:value="0.588235294117647" calcext:value-type="float">
            <text:p>0.58823529411764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79_0076</text:p>
          </table:table-cell>
          <table:table-cell office:value-type="float" office:value="61391" calcext:value-type="float">
            <text:p>613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8]/[.C98]" office:value-type="float" office:value="0.375" calcext:value-type="float">
            <text:p>0.3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0_0060</text:p>
          </table:table-cell>
          <table:table-cell office:value-type="float" office:value="45419" calcext:value-type="float">
            <text:p>454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99]/[.C99]" office:value-type="float" office:value="0.555555555555556" calcext:value-type="float">
            <text:p>0.55555555555555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1_0104</text:p>
          </table:table-cell>
          <table:table-cell office:value-type="float" office:value="63087" calcext:value-type="float">
            <text:p>6308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00]/[.C100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2_0105</text:p>
          </table:table-cell>
          <table:table-cell office:value-type="float" office:value="62165" calcext:value-type="float">
            <text:p>621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01]/[.C101]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3_0106</text:p>
          </table:table-cell>
          <table:table-cell office:value-type="float" office:value="61370" calcext:value-type="float">
            <text:p>6137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02]/[.C102]" office:value-type="float" office:value="0.625" calcext:value-type="float">
            <text:p>0.6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4_0107</text:p>
          </table:table-cell>
          <table:table-cell office:value-type="float" office:value="61709" calcext:value-type="float">
            <text:p>6170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103]/[.C103]"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402_8085_0108</text:p>
          </table:table-cell>
          <table:table-cell office:value-type="float" office:value="59483" calcext:value-type="float">
            <text:p>5948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04]/[.C104]" office:value-type="float" office:value="0.538461538461538" calcext:value-type="float">
            <text:p>0.53846153846153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501_867290_0070</text:p>
          </table:table-cell>
          <table:table-cell office:value-type="float" office:value="55655" calcext:value-type="float">
            <text:p>556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05]/[.C105]" office:value-type="float" office:value="0.333333333333333" calcext:value-type="float">
            <text:p>0.3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501_867291_0071</text:p>
          </table:table-cell>
          <table:table-cell office:value-type="float" office:value="57346" calcext:value-type="float">
            <text:p>573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06]/[.C106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1_380328_0072</text:p>
          </table:table-cell>
          <table:table-cell office:value-type="float" office:value="57524" calcext:value-type="float">
            <text:p>575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7]/[.C107]"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1_380329_0073</text:p>
          </table:table-cell>
          <table:table-cell office:value-type="float" office:value="59520" calcext:value-type="float">
            <text:p>595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08]/[.C108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3_0074</text:p>
          </table:table-cell>
          <table:table-cell office:value-type="float" office:value="59580" calcext:value-type="float">
            <text:p>595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09]/[.C109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4_0084</text:p>
          </table:table-cell>
          <table:table-cell office:value-type="float" office:value="65577" calcext:value-type="float">
            <text:p>6557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110]/[.C110]" office:value-type="float" office:value="0.428571428571429" calcext:value-type="float">
            <text:p>0.42857142857142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5_0085</text:p>
          </table:table-cell>
          <table:table-cell office:value-type="float" office:value="65324" calcext:value-type="float">
            <text:p>653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1]/[.C111]" office:value-type="float" office:value="0.375" calcext:value-type="float">
            <text:p>0.3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6_0086</text:p>
          </table:table-cell>
          <table:table-cell office:value-type="float" office:value="65720" calcext:value-type="float">
            <text:p>657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112]/[.C112]" office:value-type="float" office:value="0.590909090909091" calcext:value-type="float">
            <text:p>0.59090909090909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7_0087</text:p>
          </table:table-cell>
          <table:table-cell office:value-type="float" office:value="66009" calcext:value-type="float">
            <text:p>6600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113]/[.C113]" office:value-type="float" office:value="0.68421052631579" calcext:value-type="float">
            <text:p>0.68421052631579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8_0088</text:p>
          </table:table-cell>
          <table:table-cell office:value-type="float" office:value="66474" calcext:value-type="float">
            <text:p>664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114]/[.C114]" office:value-type="float" office:value="0.736842105263158" calcext:value-type="float">
            <text:p>0.73684210526315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39_0089</text:p>
          </table:table-cell>
          <table:table-cell office:value-type="float" office:value="66850" calcext:value-type="float">
            <text:p>6685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15]/[.C115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0_0090</text:p>
          </table:table-cell>
          <table:table-cell office:value-type="float" office:value="66553" calcext:value-type="float">
            <text:p>6655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16]/[.C116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1_0091</text:p>
          </table:table-cell>
          <table:table-cell office:value-type="float" office:value="67399" calcext:value-type="float">
            <text:p>6739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17]/[.C117]" office:value-type="float" office:value="0.380952380952381" calcext:value-type="float">
            <text:p>0.38095238095238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2_0092</text:p>
          </table:table-cell>
          <table:table-cell office:value-type="float" office:value="65960" calcext:value-type="float">
            <text:p>6596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18]/[.C118]" office:value-type="float" office:value="0.625" calcext:value-type="float">
            <text:p>0.62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3_0093</text:p>
          </table:table-cell>
          <table:table-cell office:value-type="float" office:value="66830" calcext:value-type="float">
            <text:p>668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19]/[.C119]" office:value-type="float" office:value="0.6875" calcext:value-type="float">
            <text:p>0.687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4_0094</text:p>
          </table:table-cell>
          <table:table-cell office:value-type="float" office:value="66372" calcext:value-type="float">
            <text:p>663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0]/[.C120]" office:value-type="float" office:value="0.727272727272727" calcext:value-type="float">
            <text:p>0.72727272727272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5_0095</text:p>
          </table:table-cell>
          <table:table-cell office:value-type="float" office:value="67126" calcext:value-type="float">
            <text:p>671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21]/[.C121]" office:value-type="float" office:value="0.583333333333333" calcext:value-type="float">
            <text:p>0.58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6_0096</text:p>
          </table:table-cell>
          <table:table-cell office:value-type="float" office:value="66057" calcext:value-type="float">
            <text:p>660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2]/[.C122]" office:value-type="float" office:value="0.454545454545455" calcext:value-type="float">
            <text:p>0.454545454545455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7_0097</text:p>
          </table:table-cell>
          <table:table-cell office:value-type="float" office:value="66190" calcext:value-type="float">
            <text:p>6619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123]/[.C123]" office:value-type="float" office:value="0.80952380952381" calcext:value-type="float">
            <text:p>0.80952380952381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8_0098</text:p>
          </table:table-cell>
          <table:table-cell office:value-type="float" office:value="64591" calcext:value-type="float">
            <text:p>645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24]/[.C124]" office:value-type="float" office:value="0.538461538461538" calcext:value-type="float">
            <text:p>0.53846153846153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49_0099</text:p>
          </table:table-cell>
          <table:table-cell office:value-type="float" office:value="64946" calcext:value-type="float">
            <text:p>649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25]/[.C125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50_0100</text:p>
          </table:table-cell>
          <table:table-cell office:value-type="float" office:value="64605" calcext:value-type="float">
            <text:p>6460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26]/[.C126]" office:value-type="float" office:value="0.833333333333333" calcext:value-type="float">
            <text:p>0.833333333333333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51_0101</text:p>
          </table:table-cell>
          <table:table-cell office:value-type="float" office:value="65293" calcext:value-type="float">
            <text:p>6529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127]/[.C127]" office:value-type="float" office:value="0.866666666666667" calcext:value-type="float">
            <text:p>0.866666666666667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52_0102</text:p>
          </table:table-cell>
          <table:table-cell office:value-type="float" office:value="64147" calcext:value-type="float">
            <text:p>6414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8]/[.C128]" office:value-type="float" office:value="0.470588235294118" calcext:value-type="float">
            <text:p>0.470588235294118</text:p>
          </table:table-cell>
          <table:table-cell/>
        </table:table-row>
        <table:table-row table:style-name="ro2">
          <table:table-cell office:value-type="string" calcext:value-type="string">
            <text:p>par_U170829_093700_S170829_093500_D60_lgcap602_34553_0103</text:p>
          </table:table-cell>
          <table:table-cell office:value-type="float" office:value="64254" calcext:value-type="float">
            <text:p>6425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9]/[.C129]" office:value-type="float" office:value="0.5" calcext:value-type="float">
            <text:p>0.5</text:p>
          </table:table-cell>
          <table:table-cell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formula="of:=SUM([.B2:.B129])" office:value-type="float" office:value="5694414" calcext:value-type="float">
            <text:p>5694414</text:p>
          </table:table-cell>
          <table:table-cell table:style-name="ce3" table:formula="of:=SUM([.C2:.C129])" office:value-type="float" office:value="1267" calcext:value-type="float">
            <text:p>1267</text:p>
          </table:table-cell>
          <table:table-cell table:style-name="ce3" table:formula="of:=SUM([.D2:.D129])" office:value-type="float" office:value="770" calcext:value-type="float">
            <text:p>770</text:p>
          </table:table-cell>
          <table:table-cell table:number-columns-repeated="2"/>
        </table:table-row>
        <table:table-row table:style-name="ro2" table:number-rows-repeated="2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CompareUandT" table:style-name="ta1">
        <table:table-column table:style-name="co8" table:default-cell-style-name="ce2"/>
        <table:table-column table:style-name="co7" table:default-cell-style-name="ce2"/>
        <table:table-column table:style-name="co7" table:default-cell-style-name="Default"/>
        <table:table-column table:style-name="co9" table:default-cell-style-name="ce2"/>
        <table:table-column table:style-name="co7" table:default-cell-style-name="ce2"/>
        <table:table-column table:style-name="co7" table:number-columns-repeated="3" table:default-cell-style-name="Default"/>
        <table:table-row table:style-name="ro3">
          <table:table-cell table:style-name="ce6" office:value-type="string" calcext:value-type="string">
            <text:p>MATCH (n:Usegment) RETURN n.DcxId AS DcxId, n.TreeId AS TreeId ORDER BY n.DcxId, n.TreeId</text:p>
          </table:table-cell>
          <table:table-cell table:style-name="ce1"/>
          <table:table-cell/>
          <table:table-cell office:value-type="string" calcext:value-type="string">
            <text:p>MATCH (n:Tsegment) WHERE n.TransactionStatus IS NOT NULL RETURN n.DcxId AS DcxId, split(n.TrxNb,"-")[0] AS TreeId, COUNT(*) AS COUNT ORDER BY n.DcxId, TreeId;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Usegments</text:p>
          </table:table-cell>
          <table:covered-table-cell table:style-name="ce1"/>
          <table:table-cell/>
          <table:table-cell table:style-name="ce7" office:value-type="string" calcext:value-type="string" table:number-columns-spanned="2" table:number-rows-spanned="1">
            <text:p>Tsegments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DcxId</text:p>
          </table:table-cell>
          <table:table-cell table:style-name="ce1" office:value-type="string" calcext:value-type="string">
            <text:p>TreeId</text:p>
          </table:table-cell>
          <table:table-cell/>
          <table:table-cell table:style-name="ce1" office:value-type="string" calcext:value-type="string">
            <text:p>DcxId</text:p>
          </table:table-cell>
          <table:table-cell table:style-name="ce1" office:value-type="string" calcext:value-type="string">
            <text:p>TreeId</text:p>
          </table:table-cell>
          <table:table-cell table:style-name="ce1" office:value-type="string" calcext:value-type="string">
            <text:p>Count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"#$#LCDK2OECE0JCM7$$Q0M8UV0"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#$#LCDK2OECE0JCM7$$Q0M8UV0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$ZG9JSFH6#K1SN10CRU9ZURM0"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ppEvent relates to TrxNb 259-7, but CorMel text file par_U170829_093700_S170829_093500_D60_lgcap102_16754_0033 includes only TrxNb = 259 (root) and 259-2 (note that the other TrxNb are missing!)</text:p>
          </table:table-cell>
        </table:table-row>
        <table:table-row table:style-name="ro2">
          <table:table-cell office:value-type="string" calcext:value-type="string">
            <text:p>"#0XD4TE1KN2H1$GDO4Q4A2O5P0"</text:p>
          </table:table-cell>
          <table:table-cell office:value-type="float" office:value="4682" calcext:value-type="float">
            <text:p>468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#1#UIW2Q71XU1JCM7$$Q0M8UV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#1#UIW2Q71XU1JCM7$$Q0M8UV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 Missing</text:p>
          </table:table-cell>
        </table:table-row>
        <table:table-row table:style-name="ro2">
          <table:table-cell office:value-type="string" calcext:value-type="string">
            <text:p>"#3UDB$C2WH#P0$7VHH5X0A#0#0"</text:p>
          </table:table-cell>
          <table:table-cell office:value-type="float" office:value="83" calcext:value-type="float">
            <text:p>83</text:p>
          </table:table-cell>
          <table:table-cell/>
          <table:table-cell table:style-name="Default" office:value-type="string" calcext:value-type="string">
            <text:p>#3UDB$C2WH#P0$7VHH5X0A#0#0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CH (n:Tsegment) WHERE n.DcxId = "#$ZG9JSFH6#K1SN10CRU9ZURM0" RETURN n.TrxNb; ---- 259, 259-2</text:p>
          </table:table-cell>
        </table:table-row>
        <table:table-row table:style-name="ro2">
          <table:table-cell office:value-type="string" calcext:value-type="string">
            <text:p>"#73GBVPQSF1C1CPB$LAE9B90F1"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#73GBVPQSF1C1CPB$LAE9B90F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8KSZ9Q$GTV21JCM7$$Q0M8UV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#8KSZ9Q$GTV21JCM7$$Q0M8UV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A#BG2I6BKDT1JCM7$$Q0M8UV0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#A#BG2I6BKDT1JCM7$$Q0M8UV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CYYG#XE2B7F0$7VHH5X0A#0#0"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#DKLEJHRMVWU028Y465HTKYN#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D669096TE2A0SN10CRU9ZURM0"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#DZ2X$NVN#MC01#MTTPLZ9$531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DKLEJHRMVWU028Y465HTKYN#0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#DZ2X$NVN#MC01#MTTPLZ9$531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DZ2X$NVN#MC01#MTTPLZ9$531"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#E0SAY1#GEVR14#MTTPLZ9$531</text:p>
          </table:table-cell>
          <table:table-cell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DZ2X$NVN#MC01#MTTPLZ9$531"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#E2Y$4C2G0Q304GCIP0W37POQ1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E0SAY1#GEVR14#MTTPLZ9$531"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string" calcext:value-type="string">
            <text:p>#EZEJGE$ZPSPRFJNAO8$RDT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E2Y$4C2G0Q304GCIP0W37POQ1"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#H#JYSQUSKLY0QHCIP0W37POQ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EZEJGE$ZPSPRFJNAO8$RDTI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#P17IVT$TT9Y0L29C9WHT0$FH1</text:p>
          </table:table-cell>
          <table:table-cell office:value-type="float" office:value="3946" calcext:value-type="float">
            <text:p>39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H#JYSQUSKLY0QHCIP0W37POQ1"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#Q5K0WCTR81J17#MTTPLZ9$53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IJ0CLAUC0S01IL8C93USKINL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RFW9#Q6YSF31PWDZWF8BY6MU0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P17IVT$TT9Y0L29C9WHT0$FH1"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string" calcext:value-type="string">
            <text:p>#RFW9#Q6YSF31PWDZWF8BY6MU0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P8UTQ753TRL0SN10CRU9ZURM0"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#RFW9#Q6YSF31PWDZWF8BY6MU0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Q5K0WCTR81J17#MTTPLZ9$531"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#TIEN9WSWQCU0SN10CRU9ZURM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QZDZD#LCUDX1RCV88WLPJOO7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ZU$RJZORAFQ1SN10CRU9ZURM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R7UAM2WJM2107#MTTPLZ9$531"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#ZWROOZ43PRU1WDRVAO9PU$A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RFW9#Q6YSF31PWDZWF8BY6MU0"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$#JF#IWR2LHA01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RFW9#Q6YSF31PWDZWF8BY6MU0"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$$9MQMCESFJG1$7VHH5X0A#0#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RFW9#Q6YSF31PWDZWF8BY6MU0"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$0UDI3OH##VG04#MTTPLZ9$53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T0J$IAIR0ZO1JCM7$$Q0M8UV0"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$54H#KU8O0RV158Y465HTKYN#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T37DB5W4N2K0JCM7$$Q0M8UV0"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$6W5YTQI80630JCM7$$Q0M8UV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TIEN9WSWQCU0SN10CRU9ZURM0"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$8RCRA8$4XBKAPW4R8H2P0$N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WCGPYVMTI8C1O3H6EBH283$O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$9PT038YQEZO088Y465HTKYN#0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WE#XMELX9W80$7VHH5X0A#0#0"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$B6KMC1FW8XW1JCM7$$Q0M8UV0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XDVKMJIHZIB0RZ778TYA008Y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$DEAK17F58TQ0SN10CRU9ZURM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XM$B9$H525F128Y465HTKYN#0"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$ISOG92Z9SH7158Y465HTKYN#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YW54Q9MTD3GYOKNOOP$4MO$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$T5$OZNH56UX1$7Y465HTKYN#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ZU$RJZORAFQ1SN10CRU9ZURM0"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$TFMH0OIHGPU0JCM7$$Q0M8UV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#ZWROOZ43PRU1WDRVAO9PU$A5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$WGV57200SZQ1JCM7$$Q0M8UV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#AVM#MSWPFQ1KXS6HTRODMN8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$YZCI$ZW1F6E0$IJPVA76U0HP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#J3T0SFQLCO0JCM7$$Q0M8UV0"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#EGT6K9UHIN0CPB$LAE9B90F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#JF#IWR2LHA01#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#X00NOSZJOC0PWDZWF8BY6MU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$9MQMCESFJG1$7VHH5X0A#0#0"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11QCBVQ7ZWS0UCZWJV04M57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0RIU$#WYC5G15B1EJTEWQEON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2FEDGUOWQ01188Y465HTKYN#0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0UDI3OH##VG04#MTTPLZ9$531"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03OAG36HP1C804GCIP0W37POQ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1ABX6MGCIEY1$IJPVA76U0H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7CVOOAU2UE5128Y465HTKYN#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54H#KU8O0RV158Y465HTKYN#0"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9O#NF8UM##81SN10CRU9ZURM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6W5YTQI80630JCM7$$Q0M8UV0"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09QDUE3$6XU90$7VHH5X0A#0#0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80N3YQP7L5G1#ESMNXGUUECZ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QDUE3$6XU90$7VHH5X0A#0#0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85Q89CN$72A8CU#IAHS74EK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AFNVQ2U90U#0ESW77F4OBXMO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8RCRA8$4XBKAPW4R8H2P0$N1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E2CJSV7VNJW1DINDMDGWZRJC1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9PT038YQEZO088Y465HTKYN#0"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0F4VZXBOAYXEU#YPC8G41U8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B6KMC1FW8XW1JCM7$$Q0M8UV0"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0H#XLHBI0FKB0ICZWJV04M57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DEAK17F58TQ0SN10CRU9ZURM0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HI5K4I8H7CD17#MTTPLZ9$531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FKKEDFPP7$K1F5PNKEIGV0M2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JM7RZBFDKJ60AT4PQIR584WO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GII2HLLVH#Q36ZXGM5X043H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JY19NVS15FA1$7VHH5X0A#0#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H3UQC$L3BDA8N3UL1XUAIME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MKU1$T26RET1XBCQZ8B2ISNI1</text:p>
          </table:table-cell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ISOG92Z9SH7158Y465HTKYN#0"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0OYP9AP5Z7BI0RZ778TYA008Y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IX7HLS3Q6631Z5FC30HH2MCZ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RN40UJZPV5D17#MTTPLZ9$531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JIDSE8LXF9J1$7VHH5X0A#0#0"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4FB245JZB9A0SN10CRU9ZURM0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JUUT2NC7E3#1JO0Z81W#DU#0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AWS$THPV3D0JCM7$$Q0M8UV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MDITGII#FIL1$7VHH5X0A#0#0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784256RN2SI0ICZWJV04M57M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NLEY5J2#BBH1SN10CRU9ZURM0"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7S376Y80W6U1SN10CRU9ZURM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OH2X2VMDBRJQEB66EZIKL6#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B9F3C33#B9128Y465HTKYN#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PS81VHPBEYW1JCM7$$Q0M8UV0"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1DDNOOMS089J1YWDZWF8BY6MU0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SPYS$32SG$S8BUIVXO$AY7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IMXLJS#ZNAO0E0VBAQVXY5WO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T5$OZNH56UX1$7Y465HTKYN#0"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1NX243QMP3CC058Y465HTKYN#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TFMH0OIHGPU0JCM7$$Q0M8UV0"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T8ZE38#Y9G21$7VHH5X0A#0#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UDGPAXA#P131SN10CRU9ZURM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VSX7GQL#H5V1JCM7$$Q0M8UV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V61MZMPXX0KLTS34REN335K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73JECG5CHN1SN10CRU9ZURM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VJQLKIXFD1Z1JCM7$$Q0M8UV0"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1X9OVPMHXIQ#12UHED22JH$FC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VZ5TID3Q6F71JX$XGGA6QKO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VDPAPRQPQB1$Z778TYA008Y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W6MGK0LOMU02#F2RY1BFX4F6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ZRU7ZSQJ8XR0R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WGV57200SZQ1JCM7$$Q0M8UV0"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ZWK84WLK$KD1$GDO4Q4A2O5P0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$YZCI$ZW1F6E0$IJPVA76U0HP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##TLK8YVM59S85C039HJFH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#EGT6K9UHIN0CPB$LAE9B90F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DG1TIOCVEO0$RFKZ1$S#V7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#X00NOSZJOC0PWDZWF8BY6MU0"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239GGOQJ7T8Y1JCM7$$Q0M8UV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11QCBVQ7ZWS0U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JJHYL#YCI11SN10CRU9ZURM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1YP9DKI$ZV$X5CL0$OSR0PR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JJHYL#YCI11SN10CRU9ZURM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2FEDGUOWQ01188Y465HTKYN#0"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2D9FFEPJM4$X1ZARD8E85FMOS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3OAG36HP1C804GCIP0W37POQ1"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E9$IA432$A40JCM7$$Q0M8UV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4LM7PSYLSCE1JK7WF3QT58X1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EHHKCIXZLT60JCM7$$Q0M8UV0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7CVOOAU2UE5128Y465HTKYN#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ELP3SOC2CUA0$7VHH5X0A#0#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8UTG5B8R64N1SN10CRU9ZURM0"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G0JQQY$253E1JCM7$$Q0M8UV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9O#NF8UM##81SN10CRU9ZURM0"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JG3W64KEQQ40SN10CRU9ZURM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9QDUE3$6XU90$7VHH5X0A#0#0"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2O8UUFYXYVUO0JCM7$$Q0M8UV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9QDUE3$6XU90$7VHH5X0A#0#0"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2P98V7WQB23W1SN10CRU9ZURM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AFNVQ2U90U#0ESW77F4OBXMO1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S31YIWN9N590$7VHH5X0A#0#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E2CJSV7VNJW1DINDMDGWZRJC1"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2V54W5BDXT3N00A0#HISD7E#H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F4VZXBOAYXEU#YPC8G41U81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VZZ9J9L32WL0$7VHH5X0A#0#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GY3GPDWURWI1I23W1$E80OX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W#91EZA#G#J1SN10CRU9ZURM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H#XLHBI0FKB0ICZWJV04M57M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ZKNPF7HE3BY1HGWR1JIFTPID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HI5K4I8H7CD17#MTTPLZ9$531"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3#HDWMKJYE7J17#MTTPLZ9$531</text:p>
          </table:table-cell>
          <table:table-cell office:value-type="float" office:value="3469" calcext:value-type="float">
            <text:p>34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HI5K4I8H7CD17#MTTPLZ9$531"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36#H5X7YSMO10KB0#HISD7E#H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JM7RZBFDKJ60AT4PQIR584WO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7J6BW2NIF$V1JCM7$$Q0M8UV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JSLGRZ574ONEP1DB0KOGLCE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3D139AVC8#Y#0SN10CRU9ZURM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JY19NVS15FA1$7VHH5X0A#0#0"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DFAK5DEO5NP15HDO4Q4A2O5P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KQVC57OWPE#1H5JGUUOYEZUY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J5X10U04OA02PGH05S5QEZ#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MKU1$T26RET1XBCQZ8B2ISNI1"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3F1M1FQ903$41#3JF$O#B$MV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OYP9AP5Z7BI0RZ778TYA008Y0"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H95#8K00PR30ICZWJV04M57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Q5NME$RZIAL1S4$VBJV6HE4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KKSFCU3TZSA1SWDZWF8BY6MU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RN40UJZPV5D17#MTTPLZ9$531"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3MOFH#J5S0S01XNGH14CJZCQO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RN40UJZPV5D17#MTTPLZ9$531"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3MVHWH#OEZ#21$7VHH5X0A#0#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TDFUPJP32VY82802VYKZIM$1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O2A46OFDMPB0SWDZWF8BY6MU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TGRQ5VVMJG01E9GJF1D6Z0QL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OC#FJIXT3BS0JCM7$$Q0M8UV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0ZRY$L7GM73GZ4Z5ARARK9#2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T2ZFTJSTDOA1SN10CRU9ZURM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1W44D6R2RYH$ES7CY0XSGEF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YBWY$XYRE3G0KB0#HISD7E#H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4B#LO6#T8ZR1MQ6LUYUT#2W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5OOK5Q7IT911$7VHH5X0A#0#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4FB245JZB9A0SN10CRU9ZURM0"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47MSWUDDWYX81HKV0FVJBGHO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4FB245JZB9A0SN10CRU9ZURM0"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4BI3IN3JJLONRPEDS0KP21B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4X#SCMFE1#R1JCM7$$Q0M8UV0"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4C$M30R3DQQJ0$7VHH5X0A#0#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6AWS$THPV3D0JCM7$$Q0M8UV0"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4CWKD85428UZ0MS4PQIR584WO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784256RN2SI0ICZWJV04M57M1"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4DBDST#MJO1W1$7VHH5X0A#0#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7S376Y80W6U1SN10CRU9ZURM0"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4HW#FWJ4WTVN0YWDZWF8BY6MU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9B9F3C33#B9128Y465HTKYN#0"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4K31MB3MSE1P0L29C9WHT0$FH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AGMFQA7AW2DHWGSHLG4O4U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K80R459RBWF162GSP#HABC0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BYJ5SR57YLU1SN10CRU9ZURM0"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MY6YRYL3Q020$7VHH5X0A#0#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DDNOOMS089J1YWDZWF8BY6MU0"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4NBGKTB5A8BU1OCZWJV04M57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ETJWC5F$UUP1CIHJTHBZ6G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NE1UZJ4N4420$7VHH5X0A#0#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H1F3I9FUOSW1PYK$CJKO73LN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RNTYOKR$8JB1$7VHH5X0A#0#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IMXLJS#ZNAO0E0VBAQVXY5WO0"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SL#SJS5630M0JCM7$$Q0M8UV0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IQV9B2N56I#0$7VHH5X0A#0#0"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4ZE4GJU88NA518QI3WXFG6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M380WRS4MXY1E#YZ8M70HF12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ZKIW1NC3RNF0JCM7$$Q0M8UV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NX243QMP3CC058Y465HTKYN#0"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5$2A9GIHVSMC1JCM7$$Q0M8UV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SW2NFI847RM1PWDZWF8BY6MU0"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5031SQHSBIT00$7VHH5X0A#0#0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T8ZE38#Y9G21$7VHH5X0A#0#0"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540OCVGG8MBF1JCM7$$Q0M8UV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UXDS67W6PNV0$7VHH5X0A#0#0"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55RUW9GM4ZZ00SWDZWF8BY6MU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VSX7GQL#H5V1JCM7$$Q0M8UV0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5Z1ZOAI2SI41JCM7$$Q0M8UV0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X73JECG5CHN1SN10CRU9ZURM0"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568GQJ77M06Y07#MTTPLZ9$53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X9OVPMHXIQ#12UHED22JH$FC1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78QDKLWE3LBGSQH0D2V#CV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XVDPAPRQPQB1$Z778TYA008Y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9BBPZIEHZNG188Y465HTKYN#0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ZRU7ZSQJ8XR0RZ778TYA008Y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EPXNNV698EI0$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1ZWK84WLK$KD1$GDO4Q4A2O5P0"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string" calcext:value-type="string">
            <text:p>5ESUW$8D5B140SN10CRU9ZURM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##TLK8YVM59S85C039HJFH21"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5K790ZA0WWET1$7VHH5X0A#0#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$O451XSMB3R0SN10CRU9ZURM0"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N72E0RS3CHW0JCM7$$Q0M8UV0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0DG1TIOCVEO0$RFKZ1$S#V79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OGE5DLG2N2X1$7VHH5X0A#0#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0NN116XV68Y1IL4OZ03WMC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PNPR1$CFW320JCM7$$Q0M8UV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2S3K6O5V0HC0SN10CRU9ZURM0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WS59B6VQVUP1IKN902GGTDD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39GGOQJ7T8Y1JCM7$$Q0M8UV0"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5XR1Q62IX88H1JCM7$$Q0M8UV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5JJHYL#YCI11SN10CRU9ZURM0"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5ZEU2IE3UEG$0MS4PQIR584WO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5JJHYL#YCI11SN10CRU9ZURM0"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5ZSXQOHM7VOU1SGDO4Q4A2O5P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73GMU1CEWQ39JI29BL$5#N4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#F763O56ETJ0$IJPVA76U0HP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7K0GOXENR3E1JCM7$$Q0M8UV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01BVNAR84JS158Y465HTKYN#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CYSEG8Y53621SN10CRU9ZURM0"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61TU2J44BW031$7VHH5X0A#0#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D9FFEPJM4$X1ZARD8E85FMOS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1UWS36XN4IO1$GDO4Q4A2O5P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E9$IA432$A40JCM7$$Q0M8UV0"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653IR64KHVA51EMK$X7APO0S#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EHHKCIXZLT60JCM7$$Q0M8UV0"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65Z8B6F7NQFB0JCM7$$Q0M8UV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ELP3SOC2CUA0$7VHH5X0A#0#0"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66$57UL4#QA30SN10CRU9ZURM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EZRC3ICQZ$S0$7VHH5X0A#0#0"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67I96YB49A040$V$TM9E3W8A51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G0JQQY$253E1JCM7$$Q0M8UV0"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BDGUNZDUQS41ATX9P2J91ODQ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IH26GD1XDNF07TX9P2J91ODQ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D511DSRDYV01SN10CRU9ZURM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JG3W64KEQQ40SN10CRU9ZURM0"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6ERHVFHECASMNZXHYY0TMNN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KFQC6CTE#UB1SN10CRU9ZURM0"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6FVSIV4MPVOX0$7VHH5X0A#0#0</text:p>
          </table:table-cell>
          <table:table-cell office:value-type="float" office:value="2267" calcext:value-type="float">
            <text:p>2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L$VC8GJ39EA0$7VHH5X0A#0#0"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6IO7YCOP$SCC1JCM7$$Q0M8UV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O8UUFYXYVUO0JCM7$$Q0M8UV0"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IWPZYL#GA6Z1$7VHH5X0A#0#0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P98V7WQB23W1SN10CRU9ZURM0"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6JVZ4L0ZP0G#0SWDZWF8BY6MU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S31YIWN9N590$7VHH5X0A#0#0"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6S#K0GLR#89X0OO7PPG0W0DQK1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TVQN6HPBBCM1JCM7$$Q0M8UV0"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6TD5TL1GR##U1YE4LFV#7LRI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V54W5BDXT3N00A0#HISD7E#H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UD0W03GIO0O1YWDZWF8BY6MU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VZZ9J9L32WL0$7VHH5X0A#0#0"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6UWZW6M87MWBZ6POSZGNAT$#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W#91EZA#G#J1SN10CRU9ZURM0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6ZW4X$GUG6J91B$UNNRYOU34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2ZKNPF7HE3BY1HGWR1JIFTPID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1RVSPDJ2IBF0SWDZWF8BY6MU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#HDWMKJYE7J17#MTTPLZ9$531"</text:p>
          </table:table-cell>
          <table:table-cell office:value-type="float" office:value="3469" calcext:value-type="float">
            <text:p>3469</text:p>
          </table:table-cell>
          <table:table-cell/>
          <table:table-cell office:value-type="string" calcext:value-type="string">
            <text:p>74N8L4OHIJQY0JCM7$$Q0M8UV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$KV8AQYZN5989C2GPG5N5EV1"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5WUBXT5HG0G0VWDZWF8BY6MU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0JZRPPKC3810JCM7$$Q0M8UV0"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772CP2XWVK8E0$7VHH5X0A#0#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4ZGZOLDCEGM3F9084AISCN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7RLLEFA2MOE1SS1L9OMLA79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6#H5X7YSMO10KB0#HISD7E#H1"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780YYWZG355N188Y465HTKYN#0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7J6BW2NIF$V1JCM7$$Q0M8UV0"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78VGGHR9LWEO1JCM7$$Q0M8UV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986H5KWM86D1SN10CRU9ZURM0"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79PLZG3QI3NHIVYT2X9XRPR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D139AVC8#Y#0SN10CRU9ZURM0"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7BF9DQV0ARPD93FVUHRQYF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DFAK5DEO5NP15HDO4Q4A2O5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BGGQUQF5HHW0JCM7$$Q0M8UV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DJ5X10U04OA02PGH05S5QEZ#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G4VV4OEUWVS1CY3F81WPAX5U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F1M1FQ903$41#3JF$O#B$MV8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K$RS$HTZPQN17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H95#8K00PR30I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KEAOBHAVV571SN10CRU9ZURM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HBP826C84B81A963JWDY9JCH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KN5RJNAL6491SWDZWF8BY6MU0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I6ZG$BEKHG10$7VHH5X0A#0#0"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7N7XI9JI4W$W0SN10CRU9ZURM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J8T1I6SRNL51DE7WRE4#B54C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OYMM5Q302UVW6UGXB59L5YY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KKSFCU3TZSA1SWDZWF8BY6MU0"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7QFDDORTDZLT0$7VHH5X0A#0#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MOFH#J5S0S01XNGH14CJZCQO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SK#BQ3PXV2G058Y465HTKYN#0</text:p>
          </table:table-cell>
          <table:table-cell office:value-type="float" office:value="2728" calcext:value-type="float">
            <text:p>27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MVHWH#OEZ#21$7VHH5X0A#0#0"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7T5F34QY2U13188Y465HTKYN#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O2A46OFDMPB0SWDZWF8BY6MU0"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7TLC36S2SQFP1JCM7$$Q0M8UV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OC#FJIXT3BS0JCM7$$Q0M8UV0"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TOL6#RTUA3I0SN10CRU9ZURM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PSJQZ83TJBO0$7Y465HTKYN#0"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7ZJIGEYOCYU81JCM7$$Q0M8UV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PU6O0DPLYM10PWDZWF8BY6MU0"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8#G##S2PUAAM1JCM7$$Q0M8UV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T2ZFTJSTDOA1SN10CRU9ZURM0"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8$UR8M#L2MKZ0E$T0#JV#KTMX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UO340POMW4E158Y465HTKYN#0"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81AC5UDKXAKH0$7VHH5X0A#0#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X5L5FETBDF10U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1CXT91M34X91$7VHH5X0A#0#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3YBWY$XYRE3G0KB0#HISD7E#H1"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83EITOT2H23WG89XMCV9KTA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25$3LZYRE6U1$7VHH5X0A#0#0"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84MF$RWYT#MQ088Y465HTKYN#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3S2VWQI4#B48NH4UAVPPTX3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9DUMLY$VPI00JCM7$$Q0M8UV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5OOK5Q7IT911$7VHH5X0A#0#0"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8B0PPLIU7BFY0SN10CRU9ZURM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7#WWBB9QSSG15UIZBZF8IRY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DH04KD15#PQ17TX9P2J91ODQ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7MSWUDDWYX81HKV0FVJBGHO5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8E6PIWDKP01N0SN10CRU9ZURM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BI3IN3JJLONRPEDS0KP21B01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ELVMB#NBKRH1SN10CRU9ZURM0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C$M30R3DQQJ0$7VHH5X0A#0#0"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8FJTS#NZ5XLI0$7VHH5X0A#0#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CWKD85428UZ0MS4PQIR584WO0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G7##AVCBCGR0VWDZWF8BY6MU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DBDST#MJO1W1$7VHH5X0A#0#0"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8H2FOHOES8C#EZ3AGS#PG0CP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HW#FWJ4WTVN0YWDZWF8BY6MU0"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8HPALU#TP1MZ1SN10CRU9ZURM0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I2TPN95R6TW170XOCOUYS8V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JCVWQQE#5EC1YWDZWF8BY6MU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I6M$$HXTFB1S69FJJGT7GH5"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8L0E0V7RB5PY11#MTTPLZ9$531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K31MB3MSE1P0L29C9WHT0$FH1"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8L6LGS70WZR611#MTTPLZ9$531</text:p>
          </table:table-cell>
          <table:table-cell office:value-type="float" office:value="5657" calcext:value-type="float">
            <text:p>56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K80R459RBWF162GSP#HABC0E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L6LGS70WZR611#MTTPLZ9$531</text:p>
          </table:table-cell>
          <table:table-cell office:value-type="float" office:value="5658" calcext:value-type="float">
            <text:p>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LM6TBQ40GQGTQUWPAO0CR#W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N83EXCOWNKS1$7VHH5X0A#0#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MY6YRYL3Q020$7VHH5X0A#0#0"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8NQ#1VKY$A8Y0JCM7$$Q0M8UV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NBGKTB5A8BU1O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O$$NNN4JG#X1$7Y465HTKYN#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NE1UZJ4N4420$7VHH5X0A#0#0"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8OP6F0#ITWMP1JCM7$$Q0M8UV0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RNTYOKR$8JB1$7VHH5X0A#0#0"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8Q6TC36DGZE71SN10CRU9ZURM0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RNTYOKR$8JB1$7VHH5X0A#0#0"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8QHWLO7DA$X31JCRVAO9PU$A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SL#SJS5630M0JCM7$$Q0M8UV0"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8RCT5KFQ4K0J0SN10CRU9ZURM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ZE4GJU88NA518QI3WXFG6126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SI8DES3EY0Q1GCD$EOV7MYEK1</text:p>
          </table:table-cell>
          <table:table-cell office:value-type="float" office:value="6087" calcext:value-type="float">
            <text:p>6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4ZKIW1NC3RNF0JCM7$$Q0M8UV0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8T5S552$5DN118IKPB3QSB9FE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$2A9GIHVSMC1JCM7$$Q0M8UV0"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8U87BXK0ZXWG1$7VHH5X0A#0#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$B#$TZ5KZXF11#MTTPLZ9$531"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8VJFL838NHNV0SN10CRU9ZURM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031SQHSBIT00$7VHH5X0A#0#0"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8VJFL838NHNV0SN10CRU9ZURM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031SQHSBIT00$7VHH5X0A#0#0"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8YD6MO0LGR3U0$7VHH5X0A#0#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0D5HJJT4EXY1GO7LZJ6Z82E6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Z94$TWK$Y2L1SN10CRU9ZURM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2SV#IYBFQGM$PG0FW2YBJOZ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#FO77WIAXDK1SN10CRU9ZURM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40OCVGG8MBF1JCM7$$Q0M8UV0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9#J9GTL0ZVII01#MTTPLZ9$53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4LO20B0AHOE1KVVROWDWLT1C1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93A$ZWC0GJE10SN10CRU9ZURM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5RUW9GM4ZZ00SWDZWF8BY6MU0"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95NF13FB#84D1SN10CRU9ZURM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5Z1ZOAI2SI41JCM7$$Q0M8UV0"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966ZVXNDB1L#0JCM7$$Q0M8UV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68GQJ77M06Y07#MTTPLZ9$531"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9A#S5VM3#S250YWDZWF8BY6MU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78QDKLWE3LBGSQH0D2V#CVJ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AB$W52WU64S1$7VHH5X0A#0#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9BBPZIEHZNG188Y465HTKYN#0"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9C18N$5YRV#20JCM7$$Q0M8UV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EHR2TT54O4D1B$31U#EQ451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EI$J7T8YOEI0JCM7$$Q0M8UV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EPXNNV698EI0$Z778TYA008Y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HUX#IZ5LGDL1VWDZWF8BY6MU0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ESUW$8D5B140SN10CRU9ZURM0"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9J#6LP3X9FPU1JCM7$$Q0M8UV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K790ZA0WWET1$7VHH5X0A#0#0"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9NCD36S119V50SN10CRU9ZURM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N72E0RS3CHW0JCM7$$Q0M8UV0"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9OFOZLY41LPY1JCM7$$Q0M8UV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OGE5DLG2N2X1$7VHH5X0A#0#0"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9PCQHRXGLQ$I128Y465HTKYN#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PNPR1$CFW320JCM7$$Q0M8UV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SEMU1FL36Z#E#2UP1L1RMJ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WS59B6VQVUP1IKN902GGTDD01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9T3ZX38GPOAUPKU056TNQSV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XR1Q62IX88H1JCM7$$Q0M8UV0"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9TD6MOSI0$33#B52PAPL5SA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ZEU2IE3UEG$0MS4PQIR584WO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U4O#8707NDO0$7VHH5X0A#0#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5ZSXQOHM7VOU1SGDO4Q4A2O5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V5XNKKP5YM814#MTTPLZ9$531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#F763O56ETJ0$IJPVA76U0HP0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9VGSFVUV2YFA0SN10CRU9ZURM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#ZLH4$V4P2X14OSGAFFNO1H5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W29URIGZUW00$7VHH5X0A#0#0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01BVNAR84JS158Y465HTKYN#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9W29URIGZUW00$7VHH5X0A#0#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1TU2J44BW031$7VHH5X0A#0#0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9X918A4GEWZW0HPQBDBTI2Y1H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1UWS36XN4IO1$GDO4Q4A2O5P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ZT2$NCLX4BA1JCM7$$Q0M8UV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2SQE2QAS0AM0JCM7$$Q0M8UV0"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A$A67PT0IP7VU50IQ3NEZWRH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53IR64KHVA51EMK$X7APO0S#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0Q61LFKU74K1$7VHH5X0A#0#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5Z8B6F7NQFB0JCM7$$Q0M8UV0"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21$FV9E856H14#MTTPLZ9$53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6$57UL4#QA30SN10CRU9ZURM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3NLJFZLK4MR07#MTTPLZ9$53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7I96YB49A040$V$TM9E3W8A51"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A3NLJFZLK4MR07#MTTPLZ9$53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7K#W6HA9SJY1$7VHH5X0A#0#0"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A7C3BV4B92A11YWDZWF8BY6MU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BDGUNZDUQS41ATX9P2J91ODQ0"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AA#EUEA2IQNB1ZOBGW7NSNE6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D1LFAZ2RMCZ1SN10CRU9ZURM0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ATTBTH16UI$0$A6P8O86SDCI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D511DSRDYV01SN10CRU9ZURM0"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AB3YV95JCP3N19MF27P1EP5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DXI8UT#ACX71$7VHH5X0A#0#0"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CD38R6NXV2U0SN10CRU9ZURM0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ERHVFHECASMNZXHYY0TMNN7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E605DW4KYVL04JA$FQKJTPKO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ESS0D80#J8Y28Q11ZB9W7I6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KZIL6KR#TKOLEQYGPPNPKK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FVSIV4MPVOX0$7VHH5X0A#0#0"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string" calcext:value-type="string">
            <text:p>ANL3UYTBKPOA1DINDMDGWZRJC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IO7YCOP$SCC1JCM7$$Q0M8UV0"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VV0TEZLA2371C4$Z8P7180$X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IWPZYL#GA6Z1$7VHH5X0A#0#0"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AXOKHBL2DRRX0$7VHH5X0A#0#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JVZ4L0ZP0G#0SWDZWF8BY6MU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Z0TWD1Q2KXN0JCM7$$Q0M8UV0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S#K0GLR#89X0OO7PPG0W0DQK1"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AZP384BLM7#11YQSSTLK3FWTL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TD5TL1GR##U1YE4LFV#7LRI6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ZTHVM3NEMLA1JCM7$$Q0M8UV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TKBBAAVGD$X1JCRVAO9PU$A51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#M9F5CNP$QF0SN10CRU9ZURM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UD0W03GIO0O1YWDZWF8BY6MU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$F94JKMDT8#0YWDZWF8BY6MU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UWZW6M87MWBZ6POSZGNAT$#1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RC#1J08UGMKWLV8XT$#XZ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VIDODHX03RJ3WCMSG59XBJ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QH$0NY037G1JCM7$$Q0M8UV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VJKFY$7FG7M1FWGN14A5NC09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XAM4102F0Z0GQGH05S5QEZ#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WUJPB0XE5NXQEFYATHVS092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E#ED9JGZFCS088Y465HTKYN#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6ZW4X$GUG6J91B$UNNRYOU34Z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JSFZB9FA1ZF0$GDO4Q4A2O5P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$PKQ1G0M#1Q1U0M17CCQBM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K8GP33BO7S#0PWDZWF8BY6MU0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1RVSPDJ2IBF0SWDZWF8BY6MU0"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BLK$GHIZRKIZ1UDASKIK$2TJ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3F1RRJ4#Y8LCR2H5D7JBA36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M23MLHK6DAC1JCM7$$Q0M8UV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4N8L4OHIJQY0JCM7$$Q0M8UV0"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MIOWAECL8AV0HX$TM9E3W8A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5WUBXT5HG0G0VWDZWF8BY6MU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NEFC3TGIPF417#778TYA008Y0</text:p>
          </table:table-cell>
          <table:table-cell office:value-type="float" office:value="3097" calcext:value-type="float">
            <text:p>30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72CP2XWVK8E0$7VHH5X0A#0#0"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STDS9O$W9NU0$7VHH5X0A#0#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7O1SD9U7CDM15FD$EOV7MYEK1"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BXDKJGOCV3DV1$7VHH5X0A#0#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7RLLEFA2MOE1SS1L9OMLA79W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XXUZIDVWTNQ0JCM7$$Q0M8UV0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80YYWZG355N188Y465HTKYN#0"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BZ407X44WQSH0$7VHH5X0A#0#0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8D5A8Z3XEB$1JU9L5P#PS1AO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$NVL5DW8C#20AT4PQIR584WO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8VGGHR9LWEO1JCM7$$Q0M8UV0"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$QNC94MLGP11$7VHH5X0A#0#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9PLZG3QI3NHIVYT2X9XRPR9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0UDTWVXS7I30JCM7$$Q0M8UV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A8$IEN46ZN7WAS9HHC3ECME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CCOHBD83U1$7VHH5X0A#0#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BF9DQV0ARPD93FVUHRQYF4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SHY$5S$F3P0T9CQZ8B2ISNI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BGGQUQF5HHW0JCM7$$Q0M8UV0"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4YO3BE0U3SP0$7VHH5X0A#0#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C8O8$BKXF17#2VBHOIMAB#O1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5F1$H1O5K#M0$7VHH5X0A#0#0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G4VV4OEUWVS1CY3F81WPAX5U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5IWJDA$18IN0Q4$74U6165FW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K$RS$HTZPQN17#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K4VPMEPEBK128Y465HTKYN#0</text:p>
          </table:table-cell>
          <table:table-cell office:value-type="float" office:value="5609" calcext:value-type="float">
            <text:p>56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KEAOBHAVV571SN10CRU9ZURM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5P$W10VNFNG188Y465HTKYN#0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KN5RJNAL6491SWDZWF8BY6MU0"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CBF32LMO0H4Q1EKA0CUJDKFY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MAG52PMQLMY1SN10CRU9ZURM0"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BPWI0BKDYOW1JCM7$$Q0M8UV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N7XI9JI4W$W0SN10CRU9ZURM0"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GX3WT#6SXBB1XOFMP5L83QJK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NJDMX9MLJ#J0$IJPVA76U0HP0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IKP04EX6POS1YWDZWF8BY6MU0</text:p>
          </table:table-cell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OMFQHB9ZDNZ1SN10CRU9ZURM0"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JKV9ULJ2XF51JCM7$$Q0M8UV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OYMM5Q302UVW6UGXB59L5YY1"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JN9S4QO92PG1$7Y465HTKYN#0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QFDDORTDZLT0$7VHH5X0A#0#0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KLIAD82$L33058Y465HTKYN#0</text:p>
          </table:table-cell>
          <table:table-cell office:value-type="float" office:value="5648" calcext:value-type="float">
            <text:p>56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S2QH81SPPD21SN10CRU9ZURM0"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LLYAH9Z8E710JCM7$$Q0M8UV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SK#BQ3PXV2G058Y465HTKYN#0"</text:p>
          </table:table-cell>
          <table:table-cell office:value-type="float" office:value="2728" calcext:value-type="float">
            <text:p>2728</text:p>
          </table:table-cell>
          <table:table-cell/>
          <table:table-cell office:value-type="string" calcext:value-type="string">
            <text:p>CLZ1NWKIWHZI1R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T5F34QY2U13188Y465HTKYN#0"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MAL37#3OR2J1JCM7$$Q0M8UV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TEG6$OBZ817TO0XNAUY1Q#Z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NI2TD#4T8CY0#Z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TLC36S2SQFP1JCM7$$Q0M8UV0"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PNQIGMME4WF1URQ$4KFF280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TOL6#RTUA3I0SN10CRU9ZURM0"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REVZG76O6KU1SN10CRU9ZURM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VS85OJO0N9S1SN10CRU9ZURM0"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SE$8$PR4D6J07#MTTPLZ9$53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7ZJIGEYOCYU81JCM7$$Q0M8UV0"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SE$8$PR4D6J07#MTTPLZ9$531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#G##S2PUAAM1JCM7$$Q0M8UV0"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T4#K3V1WUNU1JCM7$$Q0M8UV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$7M5YTHLCFA1#B0H4374RGQ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TR0AKS2YDVW1JCM7$$Q0M8UV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$8G8HZNRPD50$GDO4Q4A2O5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#5JULIY42EF0QHCIP0W37POQ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$UR8M#L2MKZ0E$T0#JV#KTMX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#D68BA5W$0H1$7VHH5X0A#0#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1AC5UDKXAKH0$7VHH5X0A#0#0"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1#JLMYVSYPI1UCZWJV04M57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1CXT91M34X91$7VHH5X0A#0#0"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D1JBXOKBG1231E0VBAQVXY5WO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1H56$TEALS0197#81EIWJUBM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2JQ1LETGMO1L29C9WHT0$FH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3EITOT2H23WG89XMCV9KTA1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2ZQNJ$1HSDB1SN10CRU9ZURM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3WZ8WJ4JAW90SN10CRU9ZURM0"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70QMHKGQNLL0$7VHH5X0A#0#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4MF$RWYT#MQ088Y465HTKYN#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99YC7IAJI#30SN10CRU9ZURM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9DUMLY$VPI00JCM7$$Q0M8UV0"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9NM$OJSQZQD0$7VHH5X0A#0#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B0PPLIU7BFY0SN10CRU9ZURM0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B7FZL$IJG6L0$7VHH5X0A#0#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D5ZIA$$TDDM1SN10CRU9ZURM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C#BP$C0KVEO0SN10CRU9ZURM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DH04KD15#PQ17TX9P2J91ODQ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NCK9GH9JOX1JCM7$$Q0M8UV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E6PIWDKP01N0SN10CRU9ZURM0"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DDSHQ8AP$T871SWDZWF8BY6MU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ELVMB#NBKRH1SN10CRU9ZURM0"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DFACJPCO#13K1SWDZWF8BY6MU0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FJTS#NZ5XLI0$7VHH5X0A#0#0"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DH0FO0B4V4L80JCM7$$Q0M8UV0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G7##AVCBCGR0VWDZWF8BY6MU0"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DHAZDU6EWUHB0$7VHH5X0A#0#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H2FOHOES8C#EZ3AGS#PG0CP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$4BJ7UVDC91$GDO4Q4A2O5P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HPALU#TP1MZ1SN10CRU9ZURM0"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DIMR$1MRXMMN0$7VHH5X0A#0#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JCVWQQE#5EC1YWDZWF8BY6MU0"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DJDN6HM75CZ51$7Y465HTKYN#0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L0E0V7RB5PY11#MTTPLZ9$531"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DKONAJ6U$ZQW1SN10CRU9ZURM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L6LGS70WZR611#MTTPLZ9$531"</text:p>
          </table:table-cell>
          <table:table-cell office:value-type="float" office:value="5657" calcext:value-type="float">
            <text:p>5657</text:p>
          </table:table-cell>
          <table:table-cell/>
          <table:table-cell office:value-type="string" calcext:value-type="string">
            <text:p>DP12V#Y0VLBF1F7F5Q83RHASP1</text:p>
          </table:table-cell>
          <table:table-cell office:value-type="float" office:value="18850" calcext:value-type="float">
            <text:p>188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L6LGS70WZR611#MTTPLZ9$531"</text:p>
          </table:table-cell>
          <table:table-cell office:value-type="float" office:value="5658" calcext:value-type="float">
            <text:p>5658</text:p>
          </table:table-cell>
          <table:table-cell/>
          <table:table-cell office:value-type="string" calcext:value-type="string">
            <text:p>DSWXVCEJJS46HLVS5X16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N83EXCOWNKS1$7VHH5X0A#0#0"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DTUQKB8B$7JY1JCRVAO9PU$A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N8K93VI9AL21CNCX8L7IKJ0Z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3HXHC9WRTH0SN10CRU9ZURM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NQ#1VKY$A8Y0JCM7$$Q0M8UV0"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V3HXHC9WRTH0SN10CRU9ZURM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O$$NNN4JG#X1$7Y465HTKYN#0"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VLO1NT4TR9Y0JCM7$$Q0M8UV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OP6F0#ITWMP1JCM7$$Q0M8UV0"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DX0WVJ3TI88C0SN10CRU9ZURM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PTOHGNQJUKW0R4$74U6165FW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X6ANW7HR8E11JCM7$$Q0M8UV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Q6TC36DGZE71SN10CRU9ZURM0"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DXHFD6LMDY7H0NP9J8HYW8HY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QHWLO7DA$X31JCRVAO9PU$A51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ZMASRDQVS$81JCM7$$Q0M8UV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QHWLO7DA$X31JCRVAO9PU$A51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ZMASRDQVS$81JCM7$$Q0M8UV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RCT5KFQ4K0J0SN10CRU9ZURM0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03J93OWDRHQ0VWDZWF8BY6MU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SI8DES3EY0Q1GCD$EOV7MYEK1"</text:p>
          </table:table-cell>
          <table:table-cell office:value-type="float" office:value="6087" calcext:value-type="float">
            <text:p>6087</text:p>
          </table:table-cell>
          <table:table-cell/>
          <table:table-cell office:value-type="string" calcext:value-type="string">
            <text:p>E6$XY3Q6S4R61$7VHH5X0A#0#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T5S552$5DN118IKPB3QSB9FE1"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EFLRAN69FKS80ATX9P2J91ODQ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U87BXK0ZXWG1$7VHH5X0A#0#0"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EGL9TVLX2H6Z0SN10CRU9ZURM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VJFL838NHNV0SN10CRU9ZURM0"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EQV1MB33Z2LM1$7VHH5X0A#0#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VJFL838NHNV0SN10CRU9ZURM0"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ET10TX$6HKKT0YWDZWF8BY6MU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YD6MO0LGR3U0$7VHH5X0A#0#0"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EU0HNQK4LTFJ1JCM7$$Q0M8UV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8Z94$TWK$Y2L1SN10CRU9ZURM0"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EUEJM168KA280$7VHH5X0A#0#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#FO77WIAXDK1SN10CRU9ZURM0"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EUHFNAW294S017DXXII92N7R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#J9GTL0ZVII01#MTTPLZ9$531"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V15O0$DSUQW6U$BMDQKFI4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3A$ZWC0GJE10SN10CRU9ZURM0"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EV76KL5FS6OP1USX9P2J91ODQ0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5NF13FB#84D1SN10CRU9ZURM0"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EYUXFI#Z5AB20JCM7$$Q0M8UV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66ZVXNDB1L#0JCM7$$Q0M8UV0"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#9PJ517T#U5WDQ1F3SZ52P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8P9PFB6F3$41ILDCG35D#Z5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1KE6X82BC30SN10CRU9ZURM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A#S5VM3#S250YWDZWF8BY6MU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9B$DAQJTU2URDRRW1Q7DK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AB$W52WU64S1$7VHH5X0A#0#0"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49UI3#VU#YQ028Y465HTKYN#0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BMEIA#NYT0O0JCM7$$Q0M8UV0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70OCS2K8JU207#MTTPLZ9$531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BMEIA#NYT0O0JCM7$$Q0M8UV0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CF6GITF6XDL1K29C9WHT0$FH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C18N$5YRV#20JCM7$$Q0M8UV0"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FF7APY13E4UM0AT4PQIR584WO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EI$J7T8YOEI0JCM7$$Q0M8UV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KBH8CZHYCRL0PWDZWF8BY6MU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G1OLNSHWCAT0$7VHH5X0A#0#0"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KBH8CZHYCRL0PWDZWF8BY6MU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HUX#IZ5LGDL1VWDZWF8BY6MU0"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FNOPW1NDYAF#0JCM7$$Q0M8UV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IMR9PPGGJETXBOOG0Z1HUGA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L$S2QBFS$M0LCBNIRDY5KS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J#6LP3X9FPU1JCM7$$Q0M8UV0"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FULT0$QLLAF011#MTTPLZ9$53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JU9A8UE834P0JCM7$$Q0M8UV0"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FVDVP4EK2S$NRI9NMBRH5P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MFV4XJK476W1OKELGL4HHYDU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0DI0T5DT3731HGWR1JIFTPID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NCD36S119V50SN10CRU9ZURM0"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G1JRH11Y7CZI1$7VHH5X0A#0#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OFOZLY41LPY1JCM7$$Q0M8UV0"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G3B60EB7ET900SN10CRU9ZURM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PCQHRXGLQ$I128Y465HTKYN#0"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5YPNSVBL2XA1JCM7$$Q0M8UV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R6V43A5T$4M0JCM7$$Q0M8UV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63M9BBMADHS1JCM7$$Q0M8UV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SEMU1FL36Z#E#2UP1L1RMJ4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6IRP7CN8EKY0$7VHH5X0A#0#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T3ZX38GPOAUPKU056TNQSVW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75J1G70FGWU04TX9P2J91ODQ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TD6MOSI0$33#B52PAPL5SAT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NYOPUAWI7217TX9P2J91ODQ0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U4O#8707NDO0$7VHH5X0A#0#0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BUUEN1QAF6Z0$7VHH5X0A#0#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UN#WL1HY88Y0SN10CRU9ZURM0"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F8FF3DLZRH21IGWR1JIFTPID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V5XNKKP5YM814#MTTPLZ9$531"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GFC5B#A6V2NY0ICZWJV04M57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VGSFVUV2YFA0SN10CRU9ZURM0"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GHO$RN2Y9XUI4CI1VW8CFBH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W29URIGZUW00$7VHH5X0A#0#0"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GI7T680X#O2I0$7VHH5X0A#0#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W29URIGZUW00$7VHH5X0A#0#0"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GIRXUB3G2NP20JCM7$$Q0M8UV0</text:p>
          </table:table-cell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W29URIGZUW00$7VHH5X0A#0#0"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GMBTOWBO8BU40SN10CRU9ZURM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WYGQUS267PH1TWY6BQKLAH$F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SNZ9FEPH#33ERDHEZKTX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X918A4GEWZW0HPQBDBTI2Y1H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T4SZ##MLR050PWDZWF8BY6MU0</text:p>
          </table:table-cell>
          <table:table-cell office:value-type="float" office:value="3024" calcext:value-type="float">
            <text:p>30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XG39AI8W4I314#MTTPLZ9$531"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V52US9X81JI10A0#HISD7E#H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ZT2$NCLX4BA1JCM7$$Q0M8UV0"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GZFYSRGH2V$R1$7VHH5X0A#0#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9ZT8AHDGJT3N17ZMMT82JH61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0A18$RZ72X30SN10CRU9ZURM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#DHMUJWV40815224QYJX0$CM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0CAB6HOGNNJ03H4LFV#7LRI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$A67PT0IP7VU50IQ3NEZWRH1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1ARWRTYR6PY1LCBNIRDY5KST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0Q61LFKU74K1$7VHH5X0A#0#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1LK83GNV$1M00B6P8O86SDCI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21$FV9E856H14#MTTPLZ9$531"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H1XO4#Q9LQTO1VJNDMDGWZRJC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2CUNX#7D8681$7VHH5X0A#0#0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5T$X7SIW8$G158Y465HTKYN#0</text:p>
          </table:table-cell>
          <table:table-cell office:value-type="float" office:value="6348" calcext:value-type="float">
            <text:p>6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3NLJFZLK4MR07#MTTPLZ9$531"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6B66D679O#20YTW77F4OBXMO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3NLJFZLK4MR07#MTTPLZ9$531"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6F1DUVI4W2N07T4PQIR584WO0</text:p>
          </table:table-cell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7C3BV4B92A11YWDZWF8BY6MU0"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H7B5K3JFQ3FN1H3QLRPR517T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8S$VHRIVOVB088Y465HTKYN#0"</text:p>
          </table:table-cell>
          <table:table-cell office:value-type="float" office:value="4371" calcext:value-type="float">
            <text:p>4371</text:p>
          </table:table-cell>
          <table:table-cell/>
          <table:table-cell office:value-type="string" calcext:value-type="string">
            <text:p>H8EHWM1EXJQF188Y465HTKYN#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A#EUEA2IQNB1ZOBGW7NSNE6M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8FPUNDV2LLW0SN10CRU9ZURM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A03LBWRPZX$12WMT2AO2A2E7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H3ALH4109PF1T9CQZ8B2ISNI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ATTBTH16UI$0$A6P8O86SDCI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HV4$ACGOK7E0JCM7$$Q0M8UV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B3YV95JCP3N19MF27P1EP5J0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JXS31Y9LKAY1#GKFD734FWR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C5C22093IDAL0MNDA#0Q$1S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QF09N68RVLW1SN10CRU9ZURM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CD38R6NXV2U0SN10CRU9ZURM0"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HRD1P3DQO9RF0SN10CRU9ZURM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CK4MHJ4S7U020E7REOI7XRJ5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WUP8P7SXYDI0SN10CRU9ZURM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DDNBQGKTXOQ#CXMO8UIYRPR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3BJVGKNNODD0SN10CRU9ZURM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DUO04DI1$580$7VHH5X0A#0#0"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3QCDUT3H#7V0JCM7$$Q0M8UV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E605DW4KYVL04JA$FQKJTPKO0"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4#A0FBNNOAX1SN10CRU9ZURM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G01UY0X#I#X1VSWJWTMO30VI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0$HRVMGZZC1$7Y465HTKYN#0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JXPR7SNOPI022R2N8TA95DUN1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82LJ8LRPDZI0SN10CRU9ZURM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KZIL6KR#TKOLEQYGPPNPKK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9J3P2YIAQ#71SN10CRU9ZURM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NL3UYTBKPOA1DINDMDGWZRJC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9XVMVWK3VWT1SN10CRU9ZURM0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PH$KN7E3I98C$TZFD$BRCYF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AWR5BGN8O6P0SN10CRU9ZURM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PN0FLDCLR3GSP9SZU2N679O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NCV7LCFC1T1SN10CRU9ZURM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PX$NGCQPFLR1JCM7$$Q0M8UV0"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ENCV7LCFC1T1SN10CRU9ZURM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UT1$QMBENY70MS4PQIR584WO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FZ36K6GEPQ71AE12KQX2YA5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VV0TEZLA2371C4$Z8P7180$X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HS3SYPORX9B1$7VHH5X0A#0#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XOKHBL2DRRX0$7VHH5X0A#0#0"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HYRL0PN5$111E2WTG1KH7L4D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Z0TWD1Q2KXN0JCM7$$Q0M8UV0"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IG#MJLA1F501Z30MOCY#EELZ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ZP384BLM7#11YQSSTLK3FWTL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JUBQAGQYNYHAR80I8P0CZ3$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AZTHVM3NEMLA1JCM7$$Q0M8UV0"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KC8$DS2KO6J1WXVNZV#WQZEQ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#M9F5CNP$QF0SN10CRU9ZURM0"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NWAIEL9UNVY14#MTTPLZ9$53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$F94JKMDT8#0YWDZWF8BY6MU0"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NWF$YB$K$EC088Y465HTKYN#0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$F94JKMDT8#0YWDZWF8BY6MU0"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O16AAQS973$0JCM7$$Q0M8UV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2RC#1J08UGMKWLV8XT$#XZT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O3P$0KGH1$K1WK#NO5LWACOY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3QH$0NY037G1JCM7$$Q0M8UV0"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RHW5N2AE76O1Q4$74U6165FW0</text:p>
          </table:table-cell>
          <table:table-cell office:value-type="float" office:value="57418" calcext:value-type="float">
            <text:p>57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44Q9S#PIS2G1$7VHH5X0A#0#0"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S548YQW8Y5G1XOASDX$F2Z6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4WE92#8ALK50YE4LFV#7LRI61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TSMLRGU4$3H0USX9P2J91ODQ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5XAM4102F0Z0GQGH05S5QEZ#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UZ#BB9S$OWC10B6P8O86SDCI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8KW6PY8HPO30JCM7$$Q0M8UV0"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VRM4DVGE2$R0JCM7$$Q0M8UV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CEO76LM9ET31C77RYAU3GWEC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XLUOXN8#P#I1$V$TM9E3W8A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CY34N4#4V#QQR1Z$3O9YQ45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XM2VYNIGJJK0SN10CRU9ZURM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DHFV#XB683$0JCM7$$Q0M8UV0"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#BYV855#EXEL$VIPVTNFC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E#ED9JGZFCS088Y465HTKYN#0"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#UINXOVUPXU0SN10CRU9ZURM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E4D3NJZNZZ11Z4QFKIW2CIK9"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J$X$EW2D4X9218FGCK4H064B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JSFZB9FA1ZF0$GDO4Q4A2O5P0"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J03BHJNSD6ISOK641016KPG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K8GP33BO7S#0PWDZWF8BY6MU0"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J2ZE0P4Y$6Y2158Y465HTKYN#0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KY3A$UPJTB401NYH3TH03BN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ZE0P4Y$6Y2158Y465HTKYN#0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LK$GHIZRKIZ1UDASKIK$2TJ#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3L4J48S5M7V0#ZMTTPLZ9$5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LNF98#4RTSF15HDO4Q4A2O5P0"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J4C0PB$K#KQ31$A6P8O86SDCI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M23MLHK6DAC1JCM7$$Q0M8UV0"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61O8UA30W$70PWDZWF8BY6MU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MIOWAECL8AV0HX$TM9E3W8A5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8NSGC$2PAC1128Y465HTKYN#0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NEFC3TGIPF417#778TYA008Y0"</text:p>
          </table:table-cell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J8SD$5J5M0P61JCM7$$Q0M8UV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NEFC3TGIPF417#778TYA008Y0"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string" calcext:value-type="string">
            <text:p>JAA#PBN$1AYS1$7VHH5X0A#0#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NIRU5R$BHLY1MKQ3$QRGY$GG1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BRZ2PB256160OO7PPG0W0DQK1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OGH5FUPA8ML1U0FMVM9SUADA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6B#8J03X4Q0$7VHH5X0A#0#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OWWC47#H6561JCM7$$Q0M8UV0"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IJ21M#42KEJ1YWDZWF8BY6MU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R2#W28DUW#DAF0L841U8OXU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KZREAIA6CD8188Y465HTKYN#0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RYG7T7J7ZDQ0$7VHH5X0A#0#0"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LMRG$THGO0T1$7VHH5X0A#0#0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STDS9O$W9NU0$7VHH5X0A#0#0"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JMMZRJ67SK7T17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SZF05X80XUE1SN10CRU9ZURM0"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JPI$CS#2U8Q#14R7JWY$X6U#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TKRPMTTIS#X1GML143QFB9B6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SFP4O4FV#CF1JCM7$$Q0M8UV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UGK41R6M50816Q1QFQ8D#PZ#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VDEPL6QWCZ0SN10CRU9ZURM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VHBD6D7M0CXSPRUQANOX65O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T$$CV79L#GU1$7VHH5X0A#0#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VKPOMFXB7M90$7VHH5X0A#0#0"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JT8X4A1ZZ##41KN9W5BED12Y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XDKJGOCV3DV1$7VHH5X0A#0#0"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JUXB6ES9C6VG1#ZMTTPLZ9$531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XXUZIDVWTNQ0JCM7$$Q0M8UV0"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JV7YFBKW4D$Q1$7VHH5X0A#0#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BZ407X44WQSH0$7VHH5X0A#0#0"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JXHK$05G5VLX0$7VHH5X0A#0#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#9T$SH0QPN#0SN10CRU9ZURM0"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#D8CPTT1#C7058Y465HTKYN#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$NVL5DW8C#20AT4PQIR584WO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#SP$9A6BP6A0$7VHH5X0A#0#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$QNC94MLGP11$7VHH5X0A#0#0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K$G7ZICKKM0J1$7VHH5X0A#0#0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0UDTWVXS7I30JCM7$$Q0M8UV0"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K1XB4W$YGY3V0#ZMTTPLZ9$531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1FYAF4WK1Q711I685ZAT4O2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24XEM4Z$4B307$UBAQVXY5WO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35CCOHBD83U1$7VHH5X0A#0#0"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K24XEM4Z$4B307$UBAQVXY5WO0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3SHY$5S$F3P0T9CQZ8B2ISNI1"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K25Z1CXH$WB10#ZMTTPLZ9$531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4YO3BE0U3SP0$7VHH5X0A#0#0"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K717K6ATAU8$7LJCDIQI$K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5F1$H1O5K#M0$7VHH5X0A#0#0"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K8NAEFYCUOL2158Y465HTKYN#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5IWJDA$18IN0Q4$74U6165FW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9D1JRTZB5930$7VHH5X0A#0#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5K4VPMEPEBK128Y465HTKYN#0"</text:p>
          </table:table-cell>
          <table:table-cell office:value-type="float" office:value="5609" calcext:value-type="float">
            <text:p>5609</text:p>
          </table:table-cell>
          <table:table-cell/>
          <table:table-cell office:value-type="string" calcext:value-type="string">
            <text:p>KAIV98VYS4UN17#778TYA008Y0</text:p>
          </table:table-cell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5P$W10VNFNG188Y465HTKYN#0"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KAYX$8AUXER60JCM7$$Q0M8UV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5PRRPI1RU#H1E88I651BKJCJ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DV4TXPJ3TI51SN10CRU9ZURM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9DDMFIXVT#61JCM7$$Q0M8UV0"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KF9BOPV$02JVRGWJRWIC4$#Z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9NQOEBALRWOGAM3UIXW1I2D"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GHYJ2I0PLS9HGM7#R3HST5C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AOUN4REWO441$7VHH5X0A#0#0"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KJKO7ZHTFMMN01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BF32LMO0H4Q1EKA0CUJDKFY3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JP4$XJ$ZLKW07#MTTPLZ9$531</text:p>
          </table:table-cell>
          <table:table-cell office:value-type="float" office:value="5363" calcext:value-type="float">
            <text:p>5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BPWI0BKDYOW1JCM7$$Q0M8UV0"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KME84SOB95W40$Z778TYA008Y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GX3WT#6SXBB1XOFMP5L83QJK1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W1MR00XGE$TGXC02O5ZN73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HJ3TNN3RK6J1MH776M0ZO3UT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X1YKC0U6D9W0PWDZWF8BY6MU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IKP04EX6POS1YWDZWF8BY6MU0"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KXYHEBM0LXZ51JCM7$$Q0M8UV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IKP04EX6POS1YWDZWF8BY6MU0"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KZQB3PYGNWP$0SN10CRU9ZURM0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JKV9ULJ2XF51JCM7$$Q0M8UV0"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#2IDZJPO35C1$7VHH5X0A#0#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JN9S4QO92PG1$7Y465HTKYN#0"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L32BY6TUDDML1$7VHH5X0A#0#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KLIAD82$L33058Y465HTKYN#0"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L3P1NU6OMHKK0SN10CRU9ZURM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LLYAH9Z8E710JCM7$$Q0M8UV0"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5B6N4#2PQIP1JCM7$$Q0M8UV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LZ1NWKIWHZI1RZ778TYA008Y0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60NW6N02J#J11#MTTPLZ9$531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MAL37#3OR2J1JCM7$$Q0M8UV0"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6X9L9FZ3TLZ0JCM7$$Q0M8UV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NI2TD#4T8CY0#Z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72M9R49FIF9188Y465HTKYN#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PNQIGMME4WF1URQ$4KFF280D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4Y#WX1DPBI1ICZWJV04M57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QM6PGGN3TKV1W2R6PUS6NH7P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FE$JJ74T$A507#MTTPLZ9$5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RDA7W#R$#770$7VHH5X0A#0#0"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LL6QX#NI6HR70UCZWJV04M57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REVZG76O6KU1SN10CRU9ZURM0"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MIC5YXOURL20JCRVAO9PU$A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SE$8$PR4D6J07#MTTPLZ9$531"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LMTWJMNVTNAP1JCM7$$Q0M8UV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SE$8$PR4D6J07#MTTPLZ9$531"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MX5M0BE3L521VWDZWF8BY6MU0</text:p>
          </table:table-cell>
          <table:table-cell office:value-type="float" office:value="6108" calcext:value-type="float">
            <text:p>6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T4#K3V1WUNU1JCM7$$Q0M8UV0"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LNP2ERLZLV$40SN10CRU9ZURM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T9FKI0QZ5GW0$7VHH5X0A#0#0"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Q$SO3H4UF781$7VHH5X0A#0#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TR0AKS2YDVW1JCM7$$Q0M8UV0"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R#2MRSE9BX00$7VHH5X0A#0#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UVO9LBB830O1JCM7$$Q0M8UV0"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LU42S0458IR#0SN10CRU9ZURM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CUX4PSD7DL7X1$7VHH5X0A#0#0"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LVO1A5JIEDAV0SN10CRU9ZURM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#5JULIY42EF0QHCIP0W37POQ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O1A5JIEDAV0SN10CRU9ZURM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#D68BA5W$0H1$7VHH5X0A#0#0"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M#BSJAZIMMGT1#OCDNBF9UFMO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$3B2LXS6B9$D6MDWV83T9I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2OZ10$WHJU02$YCRKRE7$1C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1#JLMYVSYPI1U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4HY5B9MK#390#ZMTTPLZ9$5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19195W170KYRZ$MP8AYRCG#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4WF9J$AK$O#0#Z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1JBXOKBG1231E0VBAQVXY5WO0"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5MTFPR0OBXI0JCM7$$Q0M8UV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22JQ1LETGMO1L29C9WHT0$FH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NPALVDIG9I1JCM7$$Q0M8UV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23K7OJCMZ5X1JCM7$$Q0M8UV0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$X$#4QAQWJ0JCM7$$Q0M8UV0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2ZQNJ$1HSDB1SN10CRU9ZURM0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GPW54N6ZZXW0JCM7$$Q0M8UV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352QCBEDC5D1$7Y465HTKYN#0"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string" calcext:value-type="string">
            <text:p>MH68XXEEAS8Q1$7VHH5X0A#0#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4F0GVY8SAZ30$7VHH5X0A#0#0"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MLEQI#JOZBAZ0SN10CRU9ZURM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70QMHKGQNLL0$7VHH5X0A#0#0"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NE1Z50EYP#30JCM7$$Q0M8UV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7SS$$0PWD0N0AT4PQIR584WO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Q3UKN5#Q6GN1$7VHH5X0A#0#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8DCJ0M9JKTZ1NJF24LRLWXM0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YRZG1X7W0N0VJNDMDGWZRJC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989$A9#2A9B1$7Y465HTKYN#0"</text:p>
          </table:table-cell>
          <table:table-cell office:value-type="float" office:value="16205" calcext:value-type="float">
            <text:p>16205</text:p>
          </table:table-cell>
          <table:table-cell/>
          <table:table-cell office:value-type="string" calcext:value-type="string">
            <text:p>MTW90YE9FW4W0JCM7$$Q0M8UV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99YC7IAJI#30SN10CRU9ZURM0"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V3$NW85B0WO0$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9NM$OJSQZQD0$7VHH5X0A#0#0"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V3NLBL3NX7H1JCM7$$Q0M8UV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B7FZL$IJG6L0$7VHH5X0A#0#0"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VT4$#PV45TI0SN10CRU9ZURM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BNEA5STR1F40$7VHH5X0A#0#0"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YB8IXBC5E211JCRVAO9PU$A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C#BP$C0KVEO0SN10CRU9ZURM0"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ZAICNZLCPT20PWDZWF8BY6MU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CX4C1#DG4IF1JCM7$$Q0M8UV0"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0M8GESXC$#K0SN10CRU9ZURM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DD2UT9CALGU0$7VHH5X0A#0#0"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2EKJBPLZMK01AT4PQIR584WO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DNCK9GH9JOX1JCM7$$Q0M8UV0"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N2UCYJ0KXS#B0$7VHH5X0A#0#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DSHQ8AP$T871SWDZWF8BY6MU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60#A$R50WOB0JCM7$$Q0M8UV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E76#9YJXM$K1FS#9CEXSQ3R$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8CAKB6IZF3188Y465HTKYN#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F$L8C94QIV81SN10CRU9ZURM0"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NCFX7V1AARTF1Q4$74U6165FW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FACJPCO#13K1SWDZWF8BY6MU0"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NGNMQ9QDX0#U17$3P2LW$9TPU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FE4NWG3V3G91SN10CRU9ZURM0"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HF7UHN#UCIA1SN10CRU9ZURM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H0FO0B4V4L80JCM7$$Q0M8UV0"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NMVBOMG1GY$T1SN10CRU9ZURM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HAZDU6EWUHB0$7VHH5X0A#0#0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NY855KUSCZ81$A6P8O86SDCI1</text:p>
          </table:table-cell>
          <table:table-cell office:value-type="float" office:value="4042" calcext:value-type="float">
            <text:p>4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I$4BJ7UVDC91$GDO4Q4A2O5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SDFZNN6#BA14#MTTPLZ9$53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IMR$1MRXMMN0$7VHH5X0A#0#0"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RVIIMXXJFBP07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JDN6HM75CZ51$7Y465HTKYN#0"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NRZLCHCL#91#7GT4Y6W#XBB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KH9HOQMG0BL1VDVZFW7WSZSQ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SWNH9K2YP60YWDZWF8BY6MU0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KONAJ6U$ZQW1SN10CRU9ZURM0"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NYSWNH9K2YP60YWDZWF8BY6MU0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MZT083KVGBXBEBOM$0ABV#U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SWNH9K2YP60YWDZWF8BY6MU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N4HJD51NMS01R#RM14ZG#R7X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TRBRWUXMQ11JCM7$$Q0M8UV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OK1C8TR1EP31ICZWJV04M57M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1E0B7TNOWF91$7Y465HTKYN#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P12V#Y0VLBF1F7F5Q83RHASP1"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O28NLODS4P8B1$7VHH5X0A#0#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SWXVCEJJS46HLVS5X16BCL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94LKMSM50UFQQTGT6SDOT4$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TUQKB8B$7JY1JCRVAO9PU$A5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A1GDA7JNDGO1SN10CRU9ZURM0</text:p>
          </table:table-cell>
          <table:table-cell office:value-type="float" office:value="2393" calcext:value-type="float">
            <text:p>2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V3HXHC9WRTH0SN10CRU9ZURM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510MB8S2GR0$RFKZ1$S#V7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V3HXHC9WRTH0SN10CRU9ZURM0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BBN$$IUVDJR1DPB$LAE9B90F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VLO1NT4TR9Y0JCM7$$Q0M8UV0"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OE$254MZ3P$Y07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X0WVJ3TI88C0SN10CRU9ZURM0"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F974RYLDZOF0SN10CRU9ZURM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X6ANW7HR8E11JCM7$$Q0M8UV0"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G5ECG9FB01S1$7VHH5X0A#0#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XHFD6LMDY7H0NP9J8HYW8HY8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HYIT6BHCNAY1D8$UPO1TB2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XNPBUOJZPQS0SN10CRU9ZURM0"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OOFV9IW2OL4JBKQH3QHQ9J7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YEK751U$YXH0SN10CRU9ZURM0"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P67XE6LCRKP1JCM7$$Q0M8UV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ZMASRDQVS$81JCM7$$Q0M8UV0"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PK4FGLK#DX21$7VHH5X0A#0#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DZMASRDQVS$81JCM7$$Q0M8UV0"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PQTK8AK68IQ1$7VHH5X0A#0#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03J93OWDRHQ0VWDZWF8BY6MU0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T2OHWC875Z0$7VHH5X0A#0#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3HFU35WGXBA0JCM7$$Q0M8UV0"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OTIUXTM9TP1B1$7Y465HTKYN#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6$XY3Q6S4R61$7VHH5X0A#0#0"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TYERA5YQ7MI0$7VHH5X0A#0#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9C5BHKR92I#0JCRVAO9PU$A51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2CVCYIQZ2V1JCM7$$Q0M8UV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C3SHC7GMA0XQGJ4MQ03XVH7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$CXE228A1M90$7VHH5X0A#0#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FLRAN69FKS80ATX9P2J91ODQ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RCO7#B$LIF0JCM7$$Q0M8UV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GL9TVLX2H6Z0SN10CRU9ZURM0"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3JP3O1SFJ6B0JCM7$$Q0M8UV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HSU7O#C63041I129K8FM6HS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3XHHSLT2CX20$7Y465HTKYN#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J3RE0VLP77W0$7VHH5X0A#0#0"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4Q8XE9N8AYW01#MTTPLZ9$53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O3E5F4QRNEA1KJJPVA76U0H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Q8XE9N8AYW01#MTTPLZ9$531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QV1MB33Z2LM1$7VHH5X0A#0#0"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4Q8XE9N8AYW01#MTTPLZ9$53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RRR7DQ08VS20$7VHH5X0A#0#0"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7FYCWHT610B0$7VHH5X0A#0#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T10TX$6HKKT0YWDZWF8BY6MU0"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8G8VHLXJIEV03H4LFV#7LRI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U0HNQK4LTFJ1JCM7$$Q0M8UV0"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6DSX9WV3DH0#Z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UEJM168KA280$7VHH5X0A#0#0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PE6UEOZM8D0JCM7$$Q0M8UV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UHFNAW294S017DXXII92N7R6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K9H2FAXGU22SSVNY7UQB4Z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V15O0$DSUQW6U$BMDQKFI48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VYPIMMKGHW1SN10CRU9ZURM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V76KL5FS6OP1USX9P2J91ODQ0"</text:p>
          </table:table-cell>
          <table:table-cell office:value-type="float" office:value="2149" calcext:value-type="float">
            <text:p>2149</text:p>
          </table:table-cell>
          <table:table-cell/>
          <table:table-cell office:value-type="string" calcext:value-type="string">
            <text:p>PIG01D42R94JYUB1GL5XXP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V76KL5FS6OP1USX9P2J91ODQ0"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PM1KC#IW2#EE028Y465HTKYN#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VJIDN6JG#PU1SN10CRU9ZURM0"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M4DB3ETV9QC1E0VBAQVXY5WO0</text:p>
          </table:table-cell>
          <table:table-cell office:value-type="float" office:value="24832" calcext:value-type="float">
            <text:p>248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EYUXFI#Z5AB20JCM7$$Q0M8UV0"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M8JBF0DRKSQ0VWDZWF8BY6MU0</text:p>
          </table:table-cell>
          <table:table-cell office:value-type="float" office:value="3367" calcext:value-type="float">
            <text:p>33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#9PJ517T#U5WDQ1F3SZ52P51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M8JBF0DRKSQ0VWDZWF8BY6MU0</text:p>
          </table:table-cell>
          <table:table-cell office:value-type="float" office:value="3372" calcext:value-type="float">
            <text:p>3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#JJ5FVBKOQN18EQS6#FPCULP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8JBF0DRKSQ0VWDZWF8BY6MU0</text:p>
          </table:table-cell>
          <table:table-cell office:value-type="float" office:value="3379" calcext:value-type="float">
            <text:p>3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#ST9C4OL1H8128Y465HTKYN#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NEK3BPJJ0Y81TPZT5FC1$86G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0L3WWIBOTS9LK45$29222#C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F3B9XDFPUW1UCZWJV04M57M1</text:p>
          </table:table-cell>
          <table:table-cell office:value-type="float" office:value="2806" calcext:value-type="float">
            <text:p>28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21KE6X82BC30SN10CRU9ZURM0"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L9NYVWQXRI1JCM7$$Q0M8UV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29B$DAQJTU2URDRRW1Q7DKB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QV8IV4EL0R1JCM7$$Q0M8UV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2IVY94U8RM813J24V5VHTB4D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TSLCANGY2LL1$7VHH5X0A#0#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49UI3#VU#YQ028Y465HTKYN#0"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PUN528I1X3VM1JCM7$$Q0M8UV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5EGSP9YU1N815I7JVH#NM0T0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V3WYZ0HU#A$0#Z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5HIJY$FUEDI1JCM7$$Q0M8UV0"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XZ1B2US3UX51RWMTNTQA3NUY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6Z008OGEMXR0OCZWJV04M57M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#YQCHR$GQWH1$7VHH5X0A#0#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70OCS2K8JU207#MTTPLZ9$531"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Q#YQCHR$GQWH1$7VHH5X0A#0#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BEVF66#KZJ20JCM7$$Q0M8UV0"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Q1AHTUT736391AT4PQIR584WO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CF6GITF6XDL1K29C9WHT0$FH1"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Q38#HMOEBV9#0$7VHH5X0A#0#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DL#8RWVJAZKUAT6#EAJDAI$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6PGD06IRL2D9S7$J3#MMCJ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F7APY13E4UM0AT4PQIR584WO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8MZV29WRVGM0JCM7$$Q0M8UV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FYGS48W4RK$G9KVUSMK25$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4O769LDADA4HRF440YXTC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GGUPW5JW4DK1YWDZWF8BY6MU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GGR#LUC#TFQ17WSLIIZ85LF$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H7SQ$JIO9280SN10CRU9ZURM0"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QLR70VIUD54X1$7VHH5X0A#0#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I4GB2ZNRTJYYZHJD0Y181GC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PJTD75TRB4D1JCM7$$Q0M8UV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I8UL54KKEQQ1ICZWJV04M57M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QTD2QU8WE9007#778TYA008Y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ICZPT0P165T1$V$TM9E3W8A51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QS35EKMSSEP01JCM7$$Q0M8UV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IUI9P50466PFNS$FUR7TBZ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T4E6YHIZ0770$7VHH5X0A#0#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KBH8CZHYCRL0PWDZWF8BY6MU0"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QV7G5JPK7V7U0QHCIP0W37POQ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KBH8CZHYCRL0PWDZWF8BY6MU0"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QVROY4#0F22D14TX9P2J91ODQ0</text:p>
          </table:table-cell>
          <table:table-cell office:value-type="float" office:value="4676" calcext:value-type="float">
            <text:p>46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MZASJBHEOYP1$Z778TYA008Y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Z8H#VOWBIVK0JCM7$$Q0M8UV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NOPW1NDYAF#0JCM7$$Q0M8UV0"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5QMRUZK7Y1I1JCM7$$Q0M8UV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NOPW1NDYAF#0JCM7$$Q0M8UV0"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7#ZBJADWE631P5RCW2OFSCIK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OCRJ$A1XOK8J4CVFL$FTK17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8CAG6Q958OM04#MTTPLZ9$53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OG9U9WP8U#X199HH#JX8WG76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GVK01$JDZU1JCM7$$Q0M8UV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OL$S2QBFS$M0LCBNIRDY5KST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D287BEFSBIX0JCM7$$Q0M8UV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TSPDQDJHLBB1$7VHH5X0A#0#0"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KF8JCNIAIM5188Y465HTKYN#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ULT0$QLLAF011#MTTPLZ9$531"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KTX5MYYNI$DLFIUEQ78435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FVDVP4EK2S$NRI9NMBRH5PH"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M#VMWS$S6ZE0$7VHH5X0A#0#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$C6BQG3I6CKG2IXT1HY9AFW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QDQW$ZJOENE0JCM7$$Q0M8UV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0DI0T5DT3731HGWR1JIFTPID1"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S0ZT7YM30GP188Y465HTKYN#0</text:p>
          </table:table-cell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0IZK1XSUMIL0VWDZWF8BY6MU0"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ZQXH4PDS1640$7VHH5X0A#0#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1JRH11Y7CZI1$7VHH5X0A#0#0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#BPB3M97JDE1OO7PPG0W0DQK1</text:p>
          </table:table-cell>
          <table:table-cell office:value-type="float" office:value="11443" calcext:value-type="float">
            <text:p>11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3B60EB7ET900SN10CRU9ZURM0"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#FDNXK#JVN60YE4LFV#7LRI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5YPNSVBL2XA1JCM7$$Q0M8UV0"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U8GNA5QAJIH4$DG4HG5BZ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63M9BBMADHS1JCM7$$Q0M8UV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5Y0DM3YA9311VWDZWF8BY6MU0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6IRP7CN8EKY0$7VHH5X0A#0#0"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6MBYSNCDRMV188Y465HTKYN#0</text:p>
          </table:table-cell>
          <table:table-cell office:value-type="float" office:value="8627" calcext:value-type="float">
            <text:p>86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75J1G70FGWU04TX9P2J91ODQ0"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SD1G8RD0A19$0SN10CRU9ZURM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ANYOPUAWI7217TX9P2J91ODQ0"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SFQXK0BQ45X31ICZWJV04M57M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BUUEN1QAF6Z0$7VHH5X0A#0#0"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SIIWQL#ZJX3707T4PQIR584WO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E5Q9OGM5RWI19WWL3PGNNHX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N7M7RAPOXVD028Y465HTKYN#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F8FF3DLZRH21IGWR1JIFTPID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UUTK1D9YB41JCM7$$Q0M8UV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FC5B#A6V2NY0ICZWJV04M57M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NVVWLNRE57U1VJNDMDGWZRJC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FR2J9JGLKTCNR$G11YVH#HU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#6G4SF4GI10AT4PQIR584WO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HO$RN2Y9XUI4CI1VW8CFBH31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O7E3AM5R$P80SN10CRU9ZURM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I7T680X#O2I0$7VHH5X0A#0#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R41UEJCX0TD0JCM7$$Q0M8UV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IRXUB3G2NP20JCM7$$Q0M8UV0"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SR41UEJCX0TD0JCM7$$Q0M8UV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L4O2M$MMM#Y0SN10CRU9ZURM0"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SR41UEJCX0TD0JCM7$$Q0M8UV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MBTOWBO8BU40SN10CRU9ZURM0"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SULRGO#ILDNG1SN10CRU9ZURM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PTAQ4BSFFVS0SN10CRU9ZURM0"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SUZNYC6YL35L0SN10CRU9ZURM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SNZ9FEPH#33ERDHEZKTX84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$0#FWNXMG8E0$7Y465HTKYN#0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T4SZ##MLR050PWDZWF8BY6MU0"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string" calcext:value-type="string">
            <text:p>T$I5RCGGO45MGG26PDOX$MF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V52US9X81JI10A0#HISD7E#H1"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05D0QNFP5AT1YWDZWF8BY6MU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GZFYSRGH2V$R1$7VHH5X0A#0#0"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3RH1TDN3BS50KB0#HISD7E#H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05KSAUDK63K1XHI76GFCO1FB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4O7$7O7228P1JCM7$$Q0M8UV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0A18$RZ72X30SN10CRU9ZURM0"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5U3Q3A8HOEM1R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0CAB6HOGNNJ03H4LFV#7LRI6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9S3Z0UAM4YM05FD$EOV7MYEK1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1ARWRTYR6PY1LCBNIRDY5KST1"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A#QMA#6Q16Q0$7VHH5X0A#0#0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1LK83GNV$1M00B6P8O86SDCI1"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TAC0U5WVCH$DYL#N2A4DFJGZ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1XO4#Q9LQTO1VJNDMDGWZRJC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DIXN6PR5I6H1JCM7$$Q0M8UV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5T$X7SIW8$G158Y465HTKYN#0"</text:p>
          </table:table-cell>
          <table:table-cell office:value-type="float" office:value="6348" calcext:value-type="float">
            <text:p>6348</text:p>
          </table:table-cell>
          <table:table-cell/>
          <table:table-cell office:value-type="string" calcext:value-type="string">
            <text:p>TEXH4N03BFDU14TX9P2J91ODQ0</text:p>
          </table:table-cell>
          <table:table-cell office:value-type="float" office:value="2930" calcext:value-type="float">
            <text:p>29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6B66D679O#20YTW77F4OBXMO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ZQNOW#MNPM1$7VHH5X0A#0#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6F1DUVI4W2N07T4PQIR584WO0"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TP7OJT5HESCD17TX9P2J91ODQ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7B5K3JFQ3FN1H3QLRPR517T1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TGC2NJ44X6Z1C10CIVWLB8AF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8EHWM1EXJQF188Y465HTKYN#0"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UH8H6FNB#LC028Y465HTKYN#0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8FPUNDV2LLW0SN10CRU9ZURM0"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XVMAYLMMO8E1SN10CRU9ZURM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A3QKJR5LN$G49GSG#K02Z5O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VETJ0F0K8B03H4LFV#7LRI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DUC7QXFJ0YUS9O0B2T88TTD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MVX1JMF7OR0$7VHH5X0A#0#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E496VOC2YLR7YV2PD2MV4481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28EW8XOML6N15FD$EOV7MYEK1</text:p>
          </table:table-cell>
          <table:table-cell office:value-type="float" office:value="25026" calcext:value-type="float">
            <text:p>2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GAK3PDSYA$41F8QFS4B$WFQG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2U6KCTITWNB1TGTT0TXX5C4M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H3ALH4109PF1T9CQZ8B2ISNI1"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U7FR9ZIN#4371O8AI0MSPFN0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HV4$ACGOK7E0JCM7$$Q0M8UV0"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7QM$MOEZ7611$7VHH5X0A#0#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IQZCONFM78E0#ZMTTPLZ9$531"</text:p>
          </table:table-cell>
          <table:table-cell office:value-type="float" office:value="18104" calcext:value-type="float">
            <text:p>18104</text:p>
          </table:table-cell>
          <table:table-cell/>
          <table:table-cell office:value-type="string" calcext:value-type="string">
            <text:p>U8LA2R27WN2J128Y465HTKYN#0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JXS31Y9LKAY1#GKFD734FWRT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92UA7YYGGPO0JCM7$$Q0M8UV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QF09N68RVLW1SN10CRU9ZURM0"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U9YGTW76EQZ31$7VHH5X0A#0#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RD1P3DQO9RF0SN10CRU9ZURM0"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F8BV#HT8MOAS3$612#PKF9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RWEHACXLSHF0#ZMTTPLZ9$531"</text:p>
          </table:table-cell>
          <table:table-cell office:value-type="float" office:value="6689" calcext:value-type="float">
            <text:p>6689</text:p>
          </table:table-cell>
          <table:table-cell/>
          <table:table-cell office:value-type="string" calcext:value-type="string">
            <text:p>UG7FHAZ9UQYJ1JCM7$$Q0M8UV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HWUP8P7SXYDI0SN10CRU9ZURM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HE3VVD9TGTJ0SWDZWF8BY6MU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#L1AIBRBSAQ0JCM7$$Q0M8UV0"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UHH2A96CBWT60$GDO4Q4A2O5P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3BJVGKNNODD0SN10CRU9ZURM0"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JT1Z8JBJBQS0JCM7$$Q0M8UV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3QCDUT3H#7V0JCM7$$Q0M8UV0"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UJZ713G0834D0JCM7$$Q0M8UV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3QCDUT3H#7V0JCM7$$Q0M8UV0"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UM747EX6ITBO1488TC9RHQDT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4#A0FBNNOAX1SN10CRU9ZURM0"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URHL7Z6TO0G7088Y465HTKYN#0</text:p>
          </table:table-cell>
          <table:table-cell office:value-type="float" office:value="6478" calcext:value-type="float">
            <text:p>64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60$HRVMGZZC1$7Y465HTKYN#0"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USA8I43MG2K21JCM7$$Q0M8UV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82LJ8LRPDZI0SN10CRU9ZURM0"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UT9WG5CDLERH0$7VHH5X0A#0#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9#IWLW7HPVZ0JCM7$$Q0M8UV0"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UV2VOSLJX4O507#MTTPLZ9$53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9J3P2YIAQ#71SN10CRU9ZURM0"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UW$3PA5364GQ1EH148YDV2TX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9XVMVWK3VWT1SN10CRU9ZURM0"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UYI4AX244L740JCM7$$Q0M8UV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A23GM5YA80Q1RZ778TYA008Y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UUKOCONQ4G0YWDZWF8BY6MU0</text:p>
          </table:table-cell>
          <table:table-cell office:value-type="float" office:value="4152" calcext:value-type="float">
            <text:p>4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AWR5BGN8O6P0SN10CRU9ZURM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0YNXYMNMZE81YWDZWF8BY6MU0</text:p>
          </table:table-cell>
          <table:table-cell office:value-type="float" office:value="4519" calcext:value-type="float">
            <text:p>45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AZCM33A8IJO1#Z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0YTIQWVR#V$CKHJJMF4$VA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BYM9CD24EISGY1T9NH9GZOF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2XS0NOX$#QY1$7VHH5X0A#0#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ENCV7LCFC1T1SN10CRU9ZURM0"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V4N7W2D5RCRF1JCRVAO9PU$A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ENCV7LCFC1T1SN10CRU9ZURM0"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V4W6L8T2DD1T1$7VHH5X0A#0#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FZ36K6GEPQ71AE12KQX2YA5K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6DTB013R#R01$Z778TYA008Y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GC21ESJDM$TALDPI4EBG86O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B7JWMLW#Z4B17T4PQIR584WO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GRKBYM8GWS9#E0EWEHAYPHY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CI2RUGROGAB0JCM7$$Q0M8UV0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HS3SYPORX9B1$7VHH5X0A#0#0"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DZINVBW304O0JCM7$$Q0M8UV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HS3SYPORX9B1$7VHH5X0A#0#0"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HNMI13U901E1033J5KIDRPX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HYRL0PN5$111E2WTG1KH7L4D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V1P051898G1RZ778TYA008Y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IC$JUSN3WF80JCM7$$Q0M8UV0"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VM1O90NNAJW80$7VHH5X0A#0#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IG#MJLA1F501Z30MOCY#EELZ1"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VMTOLGCX7C8C0VWDZWF8BY6MU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J4Q4O2CU81788EM00JIF50P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3SFVH9VF1D0$7VHH5X0A#0#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JUBQAGQYNYHAR80I8P0CZ3$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5P6D$J8W$0$7VHH5X0A#0#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KC8$DS2KO6J1WXVNZV#WQZEQ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N3#96$D86X1JCM7$$Q0M8UV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NWAIEL9UNVY14#MTTPLZ9$531"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VPZ2$RALI9DQ0YZ778TYA008Y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NWF$YB$K$EC088Y465HTKYN#0"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VQL4B7567G381HJJPVA76U0HP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O16AAQS973$0JCM7$$Q0M8UV0"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VSI9BRKER93C0JCM7$$Q0M8UV0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O3P$0KGH1$K1WK#NO5LWACOY1"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SUQK4H8#AYE0JCM7$$Q0M8UV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Q#BM$SIR9QV0SN10CRU9ZURM0"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U6XU4SLXM150PWDZWF8BY6MU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RHW5N2AE76O1Q4$74U6165FW0"</text:p>
          </table:table-cell>
          <table:table-cell office:value-type="float" office:value="57418" calcext:value-type="float">
            <text:p>57418</text:p>
          </table:table-cell>
          <table:table-cell/>
          <table:table-cell office:value-type="string" calcext:value-type="string">
            <text:p>W2M3NLGZVDZB1Q4$74U6165FW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S548YQW8Y5G1XOASDX$F2Z641"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2O$O0FD0WJH1YE4LFV#7LRI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SWWMVM8EIC80$7VHH5X0A#0#0"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W7R5SD83ERJV0VWDZWF8BY6MU0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TSMLRGU4$3H0USX9P2J91ODQ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B56UBYS8HXI0JCM7$$Q0M8UV0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U2U21EDZRBA17#MTTPLZ9$531"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WBHMAGAKRSM21SN10CRU9ZURM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UZ#BB9S$OWC10B6P8O86SDCI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DICVFW20W4400A0#HISD7E#H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VRM4DVGE2$R0JCM7$$Q0M8UV0"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$RNZ6FLDDU1B2BZ7JPVVGMF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VU92CI6DTCS188Y465HTKYN#0"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EJF2X8SIS8F1$7Y465HTKYN#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W0NIUSIG#DB058Y465HTKYN#0"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string" calcext:value-type="string">
            <text:p>WEOTH1Q0TSZT0JCM7$$Q0M8UV0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XLUOXN8#P#I1$V$TM9E3W8A51"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F5JRJHWZ4Y$1IBVQZN3BJE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IXM2VYNIGJJK0SN10CRU9ZURM0"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FQQPAZ#G64E0JCM7$$Q0M8UV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#BYV855#EXEL$VIPVTNFCID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JHSEROSZSRZ0SN10CRU9ZURM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#UINXOVUPXU0SN10CRU9ZURM0"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LHU6SCV2EFJ0SN10CRU9ZURM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$X$EW2D4X9218FGCK4H064BB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LUPOTG1HH8O1SN10CRU9ZURM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03BHJNSD6ISOK641016KPG#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NLHA13F$UPV1JCM7$$Q0M8UV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2ZE0P4Y$6Y2158Y465HTKYN#0"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WOHOTQLV2475128Y465HTKYN#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2ZE0P4Y$6Y2158Y465HTKYN#0"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WP33JHCMX1#61$7VHH5X0A#0#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3F9PVBCYAX10$7VHH5X0A#0#0"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WYUAON60VPWU1$7VHH5X0A#0#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3L4J48S5M7V0#ZMTTPLZ9$531"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X$4S81JI#0DV0$7VHH5X0A#0#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4C0PB$K#KQ31$A6P8O86SDCI1"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X11G9R6#07O51YTW77F4OBXMO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61O8UA30W$70PWDZWF8BY6MU0"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1FP93VQW9F01USX9P2J91ODQ0</text:p>
          </table:table-cell>
          <table:table-cell office:value-type="float" office:value="9249" calcext:value-type="float">
            <text:p>9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8NSGC$2PAC1128Y465HTKYN#0"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X1FP93VQW9F01USX9P2J91ODQ0</text:p>
          </table:table-cell>
          <table:table-cell office:value-type="float" office:value="9250" calcext:value-type="float">
            <text:p>92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8SD$5J5M0P61JCM7$$Q0M8UV0"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X3HGURATCHVYX07E1EGAFN#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8SD$5J5M0P61JCM7$$Q0M8UV0"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X817TJZM7$QX1SN10CRU9ZURM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AA#PBN$1AYS1$7VHH5X0A#0#0"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BY3QTZL7OM71ICZWJV04M57M1</text:p>
          </table:table-cell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AHTOAV29ZR6JT67G8UF4OFQ1"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BY3QTZL7OM71ICZWJV04M57M1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B7P9E6MFIXE0JCM7$$Q0M8UV0"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XF0ZDVVQ03FP1JCM7$$Q0M8UV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BRZ2PB256160OO7PPG0W0DQK1"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XFIEEALY0OBH1JCM7$$Q0M8UV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E6B#8J03X4Q0$7VHH5X0A#0#0"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XO9QKADKEPOM058Y465HTKYN#0</text:p>
          </table:table-cell>
          <table:table-cell office:value-type="float" office:value="6670" calcext:value-type="float">
            <text:p>66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G99DG56PDBL05HDO4Q4A2O5P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O9QKADKEPOM058Y465HTKYN#0</text:p>
          </table:table-cell>
          <table:table-cell office:value-type="float" office:value="6672" calcext:value-type="float">
            <text:p>66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IJ21M#42KEJ1YWDZWF8BY6MU0"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XTL0XPKLD0O001#MTTPLZ9$5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JILNRIKY#D81$7VHH5X0A#0#0"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V7VLYD4R#9J1JCM7$$Q0M8UV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KXO#W98L9Q715917VZ16ML3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VCN1H4LQ2GE1JCM7$$Q0M8UV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KZREAIA6CD8188Y465HTKYN#0"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XXJNDW3Z2AFX0$7VHH5X0A#0#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LMRG$THGO0T1$7VHH5X0A#0#0"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XY3$Y4#L7H1E12SF4L#THG2S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MDN1Z3DG59N1JCM7$$Q0M8UV0"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XZ7IC$QQK3C11JCM7$$Q0M8UV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MMZRJ67SK7T17#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ZQ5A09XGQMO1H06UC0JKP2E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PI$CS#2U8Q#14R7JWY$X6U#6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3XN63PP4NHM04#MTTPLZ9$5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RYBCO4$KY2#1WB395LN#UEP8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4FTWK1LVCII0$7VHH5X0A#0#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RZ064#2N52X1JCM7$$Q0M8UV0"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Y90AXU88A99U1JCM7$$Q0M8UV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SFP4O4FV#CF1JCM7$$Q0M8UV0"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Y98Z82IK581T05HDO4Q4A2O5P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SQZNWQ3IPMG1JCM7$$Q0M8UV0"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Y9X2V1BHW#V814#MTTPLZ9$531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SVDEPL6QWCZ0SN10CRU9ZURM0"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YACOZ3XW5G230GQGH05S5QEZ#0</text:p>
          </table:table-cell>
          <table:table-cell office:value-type="float" office:value="28047" calcext:value-type="float">
            <text:p>28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T$$CV79L#GU1$7VHH5X0A#0#0"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YAP82IM1Q9FM0IGWR1JIFTPID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T8X4A1ZZ##41KN9W5BED12YB"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C2B0ILLQK8Y1JCM7$$Q0M8UV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UXB6ES9C6VG1#ZMTTPLZ9$531"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ETZ$KGWGO9I1SWDZWF8BY6MU0</text:p>
          </table:table-cell>
          <table:table-cell office:value-type="float" office:value="7522" calcext:value-type="float">
            <text:p>75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V7YFBKW4D$Q1$7VHH5X0A#0#0"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YFL$JQWMXGVO0SWDZWF8BY6MU0</text:p>
          </table:table-cell>
          <table:table-cell office:value-type="float" office:value="2757" calcext:value-type="float">
            <text:p>2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VFXJX7MZ1BS1$7VHH5X0A#0#0"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YGIFAVUJ36S717#MTTPLZ9$531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VR$HM4E6HCKMNIJHL6X8BU#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I4PY7HZKVFZ1JCM7$$Q0M8UV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WFK$O873VZO1HPQBDBTI2Y1H1"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YJGXYY4YZ9#A1$7VHH5X0A#0#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XER6#8WJS3J0JCM7$$Q0M8UV0"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YK6RK4HL4W1R1JCM7$$Q0M8UV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XHK$05G5VLX0$7VHH5X0A#0#0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NTUZ20ROPE80SN10CRU9ZURM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JXNLNX$PDGISKA9CS8UM$C9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Q4BOKK9O37E0$7VHH5X0A#0#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#D8CPTT1#C7058Y465HTKYN#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SFJYORNJU410CPB$LAE9B90F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#SP$9A6BP6A0$7VHH5X0A#0#0"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Z#DBV27LOG790JCM7$$Q0M8UV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$G7ZICKKM0J1$7VHH5X0A#0#0"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Z0XH6H454VR41$7Y465HTKYN#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065OVHZ642H1A54UYOV4LZFB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11#LE6WGV8O0$7VHH5X0A#0#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0ICSQ62WIFN1583#F60UJ8B4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1ZMZEFFB9#91SN10CRU9ZURM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0TG9OJZNK#X16N9L5Y9W6UF6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58AV0NP13TS188Y465HTKYN#0</text:p>
          </table:table-cell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1XB4W$YGY3V0#ZMTTPLZ9$531"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Z9$CIZJBZHLU0PWDZWF8BY6MU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24XEM4Z$4B307$UBAQVXY5WO0"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Z95PI1AQDMTC1SN10CRU9ZURM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24XEM4Z$4B307$UBAQVXY5WO0"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Z9Y3JI2$WNFM0$7VHH5X0A#0#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24XEM4Z$4B307$UBAQVXY5WO0"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ZA65I22EK0VYQ6YQOMZZAX2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25Z1CXH$WB10#ZMTTPLZ9$531"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ZAYB70TFR#MK14#MTTPLZ9$53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717K6ATAU8$7LJCDIQI$KT0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CJS1HTYOEST1WCJ7EZFRT95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8NAEFYCUOL2158Y465HTKYN#0"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ZD9K#TV3SQ110KJJPVA76U0HP0</text:p>
          </table:table-cell>
          <table:table-cell office:value-type="float" office:value="5061" calcext:value-type="float">
            <text:p>5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9D1JRTZB5930$7VHH5X0A#0#0"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ZDPE2JSVGUDM0JCM7$$Q0M8UV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AIV98VYS4UN17#778TYA008Y0"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>ZFBAP49R8TUW0VWDZWF8BY6MU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AYX$8AUXER60JCM7$$Q0M8UV0"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ZFQUF#4C1JN$0VWDZWF8BY6MU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DLY941#TTFJ70TX4NXDRO9E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FTMM0WVAIVC07#MTTPLZ9$5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DV4TXPJ3TI51SN10CRU9ZURM0"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H8B$PM24VHJ1FIUQ2#G8U$TC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F3XC35ZN25D14EUWUUN$ALDD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IY766LO0$S41$7VHH5X0A#0#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F9BOPV$02JVRGWJRWIC4$#Z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J5F390WNL5T1XTK9UIHFQL1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FT1KU22HE72J712L2GE09CM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LCM16#X4WCB1#ZMTTPLZ9$53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GHYJ2I0PLS9HGM7#R3HST5C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LQR#EPQ0BKQ1SN10CRU9ZURM0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H87N88LIIZ7C5MP132931$E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LU33$QRD3B$1S$QXGXJYMK9P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JKO7ZHTFMMN01#MTTPLZ9$53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OFQ8W#WET3V1Q4$74U6165FW0</text:p>
          </table:table-cell>
          <table:table-cell office:value-type="float" office:value="85733" calcext:value-type="float">
            <text:p>857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JP4$XJ$ZLKW07#MTTPLZ9$531"</text:p>
          </table:table-cell>
          <table:table-cell office:value-type="float" office:value="5363" calcext:value-type="float">
            <text:p>5363</text:p>
          </table:table-cell>
          <table:table-cell/>
          <table:table-cell office:value-type="string" calcext:value-type="string">
            <text:p>ZSFYJTBUQDKH0JCM7$$Q0M8UV0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ME84SOB95W40$Z778TYA008Y0"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UB6J2273$KM1$7VHH5X0A#0#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Q$1KVI2AR7IKLX3PTB2TIPP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V6Y0GGUU3QY1PWDZWF8BY6MU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VLUSYGIM6J2789GLUOLVQ5D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W0V1HVTIV411SN10CRU9ZURM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VNP8TA536LN09JKPB3QSB9FE1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W2D5RLSBWGW0JCM7$$Q0M8UV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W1CLR91CLPQFDFM10EQ0OUR1"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COUNTIFS([.F4:.F755];&quot;&gt;1&quot;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KW1MR00XGE$TGXC02O5ZN73X"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KX1YKC0U6D9W0PWDZWF8BY6MU0"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KXYHEBM0LXZ51JCM7$$Q0M8UV0"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KY9RG96O#YB60JCM7$$Q0M8UV0"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KZFH11RUZAO61SN10CRU9ZURM0"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KZQB3PYGNWP$0SN10CRU9ZURM0"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#2IDZJPO35C1$7VHH5X0A#0#0"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00KICRWJ5JG0JCM7$$Q0M8UV0"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32BY6TUDDML1$7VHH5X0A#0#0"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3IUBB8OVR0R1TEE93OP2FVFO"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3P1NU6OMHKK0SN10CRU9ZURM0"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5B6N4#2PQIP1JCM7$$Q0M8UV0"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60NW6N02J#J11#MTTPLZ9$531"</text:p>
          </table:table-cell>
          <table:table-cell office:value-type="float" office:value="1184" calcext:value-type="float">
            <text:p>118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6X9L9FZ3TLZ0JCM7$$Q0M8UV0"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72M9R49FIF9188Y465HTKYN#0"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C0XWP$BIG2W0SN10CRU9ZURM0"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D4Y#WX1DPBI1ICZWJV04M57M1"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DDQ$#FKPG4A1EC6ZGT8AYVHA"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F$ZAZS2$NETKYVU3#LD0T881"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"LFE$JJ74T$A507#MTTPLZ9$531"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GXXHDQ5VNOT0$7VHH5X0A#0#0"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H5AJPFX8FTL0JCM7$$Q0M8UV0"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L6QX#NI6HR70UCZWJV04M57M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MIC5YXOURL20JCRVAO9PU$A51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MTWJMNVTNAP1JCM7$$Q0M8UV0"</text:p>
          </table:table-cell>
          <table:table-cell office:value-type="float" office:value="97" calcext:value-type="float">
            <text:p>9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MX5M0BE3L521VWDZWF8BY6MU0"</text:p>
          </table:table-cell>
          <table:table-cell office:value-type="float" office:value="6108" calcext:value-type="float">
            <text:p>61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NP2ERLZLV$40SN10CRU9ZURM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Q$SO3H4UF781$7VHH5X0A#0#0"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Q34IMAW232AD#EMHVYBV5FO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R#2MRSE9BX00$7VHH5X0A#0#0"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U42S0458IR#0SN10CRU9ZURM0"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VO1A5JIEDAV0SN10CRU9ZURM0"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VO1A5JIEDAV0SN10CRU9ZURM0"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LX6XP9UL#CN50JCM7$$Q0M8UV0"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#BSJAZIMMGT1#OCDNBF9UFMO1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$KC2PTU1JG63B99RALFKGD7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0FR3OE3GEVC1528VEZ4T#SG9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201VDUDMYSE1$7VHH5X0A#0#0"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2OZ10$WHJU02$YCRKRE7$1C3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34L1MY27NAEO04CPIWRYP99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3LQYOFQ6CKLPULM2XG$NS$X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3P0$#96W9WK0$7Y465HTKYN#0"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4475MZUXMR6M5WGXNK0OKTJ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4HY5B9MK#390#ZMTTPLZ9$531"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4WF9J$AK$O#0#Z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5MTFPR0OBXI0JCM7$$Q0M8UV0"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9I2ZP0NJ0S81SN10CRU9ZURM0"</text:p>
          </table:table-cell>
          <table:table-cell office:value-type="float" office:value="77" calcext:value-type="float">
            <text:p>7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ASF$CZ4EB5J0#ZMTTPLZ9$531"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BRYUECW1TCU19N$ZWITNO54L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CNPALVDIG9I1JCM7$$Q0M8UV0"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E$X$#4QAQWJ0JCM7$$Q0M8UV0"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G8Q8#VQ2WQ90USX9P2J91ODQ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GPW54N6ZZXW0JCM7$$Q0M8UV0"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H68XXEEAS8Q1$7VHH5X0A#0#0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J98T7BLZCFN140H386I$L8Z4"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JACRX4CD1LF1ICGY6HY937#S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LEQI#JOZBAZ0SN10CRU9ZURM0"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MVYFZTW6143RKOXH$W8Q70Y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NE1Z50EYP#30JCM7$$Q0M8UV0"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Q3UKN5#Q6GN1$7VHH5X0A#0#0"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SLRQWI2$Y681PWDZWF8BY6MU0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SYRZG1X7W0N0VJNDMDGWZRJC1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TVB#JWNZBDH12U$8OHPVB48F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TW90YE9FW4W0JCM7$$Q0M8UV0"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V3$NW85B0WO0$Z778TYA008Y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V3NLBL3NX7H1JCM7$$Q0M8UV0"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VT4$#PV45TI0SN10CRU9ZURM0"</text:p>
          </table:table-cell>
          <table:table-cell office:value-type="float" office:value="74" calcext:value-type="float">
            <text:p>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YB8IXBC5E211JCRVAO9PU$A51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YDGX8HWWNTCZ865HT7IWUN7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ZAICNZLCPT20PWDZWF8BY6MU0"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MZFPF9KHAZIM1Z7G6KNNJUHFT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#V$3KROK0MY1T0ZYE$D9ZMSM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$U6WBHZX$U50$7VHH5X0A#0#0"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064C6KMN4ZB1Q9GB3ZLNGLTW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0M8GESXC$#K0SN10CRU9ZURM0"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0WD962Y5H7A188Y465HTKYN#0"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2EKJBPLZMK01AT4PQIR584WO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2UCYJ0KXS#B0$7VHH5X0A#0#0"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60#A$R50WOB0JCM7$$Q0M8UV0"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ANXFL$DXSPW1SN10CRU9ZURM0"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C8CAKB6IZF3188Y465HTKYN#0"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CFX7V1AARTF1Q4$74U6165FW0"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D17T50BQO7P19LH9G#W00ITB1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GNMQ9QDX0#U17$3P2LW$9TPU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GYPJBGSTWP#1OGESIH6BI06H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HF7UHN#UCIA1SN10CRU9ZURM0"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MVBOMG1GY$T1SN10CRU9ZURM0"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NY855KUSCZ81$A6P8O86SDCI1"</text:p>
          </table:table-cell>
          <table:table-cell office:value-type="float" office:value="4042" calcext:value-type="float">
            <text:p>40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OSDFZNN6#BA14#MTTPLZ9$531"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RVIIMXXJFBP07#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RZLCHCL#91#7GT4Y6W#XBB3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S5HKY#7CNGG0SN10CRU9ZURM0"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UPDT4BNJD2X1SV7ZQIMLT3OE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W5FZCWDU7Q4PFEJ8718I#I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YD0TFS34K9V1$6HVLHZ35NX6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YSWNH9K2YP60YWDZWF8BY6MU0"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YSWNH9K2YP60YWDZWF8BY6MU0"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YSWNH9K2YP60YWDZWF8BY6MU0"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NYTRBRWUXMQ11JCM7$$Q0M8UV0"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1E0B7TNOWF91$7Y465HTKYN#0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20#8KA6316K0JCM7$$Q0M8UV0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28NLODS4P8B1$7VHH5X0A#0#0"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2IXIYFT30JS1JCM7$$Q0M8UV0"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9$9R5UMLZCF1K29C9WHT0$FH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94LKMSM50UFQQTGT6SDOT4$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A1GDA7JNDGO1SN10CRU9ZURM0"</text:p>
          </table:table-cell>
          <table:table-cell office:value-type="float" office:value="2393" calcext:value-type="float">
            <text:p>239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B510MB8S2GR0$RFKZ1$S#V790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BBN$$IUVDJR1DPB$LAE9B90F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CMN#USH0YAF1$7VHH5X0A#0#0"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DBYYZ7FRF2T0SN10CRU9ZURM0"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DBYYZ7FRF2T0SN10CRU9ZURM0"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DVH6#1CKMIM13$608MOP3XAG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DZ3UOEXR88YQMKCY1D1#AFY1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E$254MZ3P$Y07#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F3QBVDL6#8K0SN10CRU9ZURM0"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F3QBVDL6#8K0SN10CRU9ZURM0"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F974RYLDZOF0SN10CRU9ZURM0"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G5ECG9FB01S1$7VHH5X0A#0#0"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HYIT6BHCNAY1D8$UPO1TB2ZA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JSSQ6C0B8CR1PLEV7J$##6HQ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OFV9IW2OL4JBKQH3QHQ9J7K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ORVMKNBBW6611VW$FDKSXBHS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P67XE6LCRKP1JCM7$$Q0M8UV0"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PK4FGLK#DX21$7VHH5X0A#0#0"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PQTK8AK68IQ1$7VHH5X0A#0#0"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Q3NA#9283412CV1EFNSCUK##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RM0ELV598OZ1$7VHH5X0A#0#0"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ST2OHWC875Z0$7VHH5X0A#0#0"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TIUXTM9TP1B1$7Y465HTKYN#0"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TYERA5YQ7MI0$7VHH5X0A#0#0"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U2CVCYIQZ2V1JCM7$$Q0M8UV0"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V6T2B6LIP1R1SN10CRU9ZURM0"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W70YMGSL1BU1OUMBM3X5FKE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X6BGKMT82FGLZ8Q5H8ZAM92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OYR#TFGHAR491VWDZWF8BY6MU0"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#4GA6KUXK1H17T4PQIR584WO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$CXE228A1M90$7VHH5X0A#0#0"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1RCO7#B$LIF0JCM7$$Q0M8UV0"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3JP3O1SFJ6B0JCM7$$Q0M8UV0"</text:p>
          </table:table-cell>
          <table:table-cell office:value-type="float" office:value="67" calcext:value-type="float">
            <text:p>6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3LYLKLLYMBS0$V$TM9E3W8A51"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3XHHSLT2CX20$7Y465HTKYN#0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4Q8XE9N8AYW01#MTTPLZ9$531"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4Q8XE9N8AYW01#MTTPLZ9$531"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4Q8XE9N8AYW01#MTTPLZ9$531"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4S7YJ3Z59A51W4$6LRN69GRH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7AMEH3NEVXUSECPH6V82XL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7FYCWHT610B0$7VHH5X0A#0#0"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8G8VHLXJIEV03H4LFV#7LRI61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93YTDPN084Q1WCQGI02U$9JH1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A6DSX9WV3DH0#Z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APE6UEOZM8D0JCM7$$Q0M8UV0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BUCWEQ47NVY0$7VHH5X0A#0#0"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CI7J4H4XN891SN10CRU9ZURM0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CK9H2FAXGU22SSVNY7UQB4Z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EFVM1ZD37RB0SN10CRU9ZURM0"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FVYPIMMKGHW1SN10CRU9ZURM0"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IG01D42R94JYUB1GL5XXPAP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K562VXPN6VIO42#4FUILYQN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1KC#IW2#EE028Y465HTKYN#0"</text:p>
          </table:table-cell>
          <table:table-cell office:value-type="float" office:value="68" calcext:value-type="float">
            <text:p>6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4DB3ETV9QC1E0VBAQVXY5WO0"</text:p>
          </table:table-cell>
          <table:table-cell office:value-type="float" office:value="24832" calcext:value-type="float">
            <text:p>248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8JBF0DRKSQ0VWDZWF8BY6MU0"</text:p>
          </table:table-cell>
          <table:table-cell office:value-type="float" office:value="3367" calcext:value-type="float">
            <text:p>336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8JBF0DRKSQ0VWDZWF8BY6MU0"</text:p>
          </table:table-cell>
          <table:table-cell office:value-type="float" office:value="3372" calcext:value-type="float">
            <text:p>337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8JBF0DRKSQ0VWDZWF8BY6MU0"</text:p>
          </table:table-cell>
          <table:table-cell office:value-type="float" office:value="3379" calcext:value-type="float">
            <text:p>337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MQ7WBHL2QSD1$7VHH5X0A#0#0"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NEK3BPJJ0Y81TPZT5FC1$86G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PF3B9XDFPUW1UCZWJV04M57M1"</text:p>
          </table:table-cell>
          <table:table-cell office:value-type="float" office:value="2806" calcext:value-type="float">
            <text:p>280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PH60IY#Q2XY13VP2XRMZEAUH1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RL9NYVWQXRI1JCM7$$Q0M8UV0"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RQV8IV4EL0R1JCM7$$Q0M8UV0"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TSLCANGY2LL1$7VHH5X0A#0#0"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UN528I1X3VM1JCM7$$Q0M8UV0"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V3WYZ0HU#A$0#Z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VKQI$D$9EDA46JBGS7Z$6I5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XV1DF133J$E1JCM7$$Q0M8UV0"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XXNXO$9D#X14WPDOAQXWRID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XZ1B2US3UX51RWMTNTQA3NUY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PZ#DG2O#JGF3RYHDAA7#0VDZ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#YQCHR$GQWH1$7VHH5X0A#0#0"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#YQCHR$GQWH1$7VHH5X0A#0#0"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$$EI$RH4LFP0$7VHH5X0A#0#0"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1AHTUT736391AT4PQIR584WO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3$WZP59UH$#1DQYEIJBCTGIW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38#HMOEBV9#0$7VHH5X0A#0#0"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5QUTNU25GXM1SN10CRU9ZURM0"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5QUTNU25GXM1SN10CRU9ZURM0"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6PGD06IRL2D9S7$J3#MMCJN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8MZV29WRVGM0JCM7$$Q0M8UV0"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A#7E91IF2NR0#ZMTTPLZ9$531"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EG080MYYQBX#1BK8TO648FW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F4O769LDADA4HRF440YXTC3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GGR#LUC#TFQ17WSLIIZ85LF$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LR70VIUD54X1$7VHH5X0A#0#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PJTD75TRB4D1JCM7$$Q0M8UV0"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QTD2QU8WE9007#778TYA008Y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S35EKMSSEP01JCM7$$Q0M8UV0"</text:p>
          </table:table-cell>
          <table:table-cell office:value-type="float" office:value="68" calcext:value-type="float">
            <text:p>6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T4E6YHIZ0770$7VHH5X0A#0#0"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TAM6G#VHTP61SN10CRU9ZURM0"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V7G5JPK7V7U0QHCIP0W37POQ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VROY4#0F22D14TX9P2J91ODQ0"</text:p>
          </table:table-cell>
          <table:table-cell office:value-type="float" office:value="4676" calcext:value-type="float">
            <text:p>467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Z8H#VOWBIVK0JCM7$$Q0M8UV0"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QZGOU41#2XYKIW3L3IZOCC4#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1J6TSYHAFNB0JCM7$$Q0M8UV0"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3MS8W5$89810SN10CRU9ZURM0"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51HP$#E4I9I1$V$TM9E3W8A51"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5QMRUZK7Y1I1JCM7$$Q0M8UV0"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68TRX1KK2A21JCM7$$Q0M8UV0"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6FRV60BX3$Q0JCM7$$Q0M8UV0"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7#ZBJADWE631P5RCW2OFSCIK1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8$8T1RSCFNK53LEISF1KDB5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8CAG6Q958OM04#MTTPLZ9$531"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8PA8H5D4HBA1$7Y465HTKYN#0"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A7O#TFTIARA1S3K4OIBEQZ0T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BGVK01$JDZU1JCM7$$Q0M8UV0"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BGVK01$JDZU1JCM7$$Q0M8UV0"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C#T5YJOYV$31SN10CRU9ZURM0"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D287BEFSBIX0JCM7$$Q0M8UV0"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KDN4LO9YF4Q1YQ8O00H8JCBZ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KF8JCNIAIM5188Y465HTKYN#0"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KTX5MYYNI$DLFIUEQ78435J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M#VMWS$S6ZE0$7VHH5X0A#0#0"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MNH8XYELYHM0SN10CRU9ZURM0"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QDQW$ZJOENE0JCM7$$Q0M8UV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S0ZT7YM30GP188Y465HTKYN#0"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TN0Z8CM78GZRNKVQJATIM4Q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Z5YILH0BB4L0JCM7$$Q0M8UV0"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ZQXH4PDS1640$7VHH5X0A#0#0"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RZQXH4PDS1640$7VHH5X0A#0#0"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#BPB3M97JDE1OO7PPG0W0DQK1"</text:p>
          </table:table-cell>
          <table:table-cell office:value-type="float" office:value="11443" calcext:value-type="float">
            <text:p>1144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#FDNXK#JVN60YE4LFV#7LRI61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#FGXDP68EFB1SN10CRU9ZURM0"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$W11$G8Q#RU07TX9P2J91ODQ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4SE5K33USIM1K$0K#7PU4V#R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4U8GNA5QAJIH4$DG4HG5BZ2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5Y0DM3YA9311VWDZWF8BY6MU0"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6MBYSNCDRMV188Y465HTKYN#0"</text:p>
          </table:table-cell>
          <table:table-cell office:value-type="float" office:value="8627" calcext:value-type="float">
            <text:p>862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861FYVRWGYG1$7VHH5X0A#0#0"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861FYVRWGYG1$7VHH5X0A#0#0"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8HBSJUQ6M1N01#MTTPLZ9$531"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9$3LFYU81Q9158Y465HTKYN#0"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986$9F7NUNQ1$7VHH5X0A#0#0"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D1G8RD0A19$0SN10CRU9ZURM0"</text:p>
          </table:table-cell>
          <table:table-cell office:value-type="float" office:value="87" calcext:value-type="float">
            <text:p>8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FQXK0BQ45X31ICZWJV04M57M1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IIWQL#ZJX3707T4PQIR584WO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IWMCDJC#AAY1CGL20ZWG10KI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JN#DQ170GGT1HHL$CBGILH3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MTOH981VN0A0$7VHH5X0A#0#0"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N7M7RAPOXVD028Y465HTKYN#0"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NUUTK1D9YB41JCM7$$Q0M8UV0"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NVVWLNRE57U1VJNDMDGWZRJC1"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NWSC5ACVJOO1SN10CRU9ZURM0"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O#6G4SF4GI10AT4PQIR584WO0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O7E3AM5R$P80SN10CRU9ZURM0"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P0DOMP$NEBXQKO96LZIXDTT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R41UEJCX0TD0JCM7$$Q0M8UV0"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R41UEJCX0TD0JCM7$$Q0M8UV0"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R41UEJCX0TD0JCM7$$Q0M8UV0"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ULRGO#ILDNG1SN10CRU9ZURM0"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UZNYC6YL35L0SN10CRU9ZURM0"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Y4F#6YXAR$W0OCZWJV04M57M1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SZGES2HQU24G1JCM7$$Q0M8UV0"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$0#FWNXMG8E0$7Y465HTKYN#0"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$FR7QTS6UI02F#U$S8QQ87F4"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$I5RCGGO45MGG26PDOX$MFM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05D0QNFP5AT1YWDZWF8BY6MU0"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344GLLTRQ1N3Z56GKBS3EEA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3RH1TDN3BS50KB0#HISD7E#H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4O7$7O7228P1JCM7$$Q0M8UV0"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4O7$7O7228P1JCM7$$Q0M8UV0"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5U3Q3A8HOEM1RZ778TYA008Y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6069FIVLUIR0$7VHH5X0A#0#0"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9$E0C3EEF6M1#ZMTTPLZ9$531"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9S3Z0UAM4YM05FD$EOV7MYEK1"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A#QMA#6Q16Q0$7VHH5X0A#0#0"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AC0U5WVCH$DYL#N2A4DFJGZ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DIXN6PR5I6H1JCM7$$Q0M8UV0"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DKONDG$9DL21O3UGMIP#JBKZ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EXH4N03BFDU14TX9P2J91ODQ0"</text:p>
          </table:table-cell>
          <table:table-cell office:value-type="float" office:value="2930" calcext:value-type="float">
            <text:p>293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EZQNOW#MNPM1$7VHH5X0A#0#0"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FM91WX6Y7F01SN10CRU9ZURM0"</text:p>
          </table:table-cell>
          <table:table-cell office:value-type="float" office:value="73" calcext:value-type="float">
            <text:p>7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LG8GY2XSVY4HHI6H7HFO9ZA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P7OJT5HESCD17TX9P2J91ODQ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TGC2NJ44X6Z1C10CIVWLB8AF1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UH8H6FNB#LC028Y465HTKYN#0"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VRVQVZ5AVK$0VWDZWF8BY6MU0"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XVMAYLMMO8E1SN10CRU9ZURM0"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TYVETJ0F0K8B03H4LFV#7LRI6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#7ZRT#UFS6J1E10SBNK15QZJ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$O9DJUMTQMH2Y1R904GVN4J1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0XA6QX#FC6C0SN10CRU9ZURM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1MVX1JMF7OR0$7VHH5X0A#0#0"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28EW8XOML6N15FD$EOV7MYEK1"</text:p>
          </table:table-cell>
          <table:table-cell office:value-type="float" office:value="25026" calcext:value-type="float">
            <text:p>250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2OHS8M$SYF817T4PQIR584WO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2U6KCTITWNB1TGTT0TXX5C4M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5OBH7E9AEDU13DY#KX0SPJWT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7FR9ZIN#4371O8AI0MSPFN0D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7QM$MOEZ7611$7VHH5X0A#0#0"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8LA2R27WN2J128Y465HTKYN#0"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92UA7YYGGPO0JCM7$$Q0M8UV0"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9YGTW76EQZ31$7VHH5X0A#0#0"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E5YKD4K0NWE1$7VHH5X0A#0#0"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F8BV#HT8MOAS3$612#PKF9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G7FHAZ9UQYJ1JCM7$$Q0M8UV0"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HE3VVD9TGTJ0SWDZWF8BY6MU0"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HH2A96CBWT60$GDO4Q4A2O5P0"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HZFZ9GIX9Q#1WRY#Z89C7PEX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JG#WWG3DG4ZDPZ8S2J3JSZ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JT1Z8JBJBQS0JCM7$$Q0M8UV0"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JZ713G0834D0JCM7$$Q0M8UV0"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L62N5#AKM6Z1JCM7$$Q0M8UV0"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M747EX6ITBO1488TC9RHQDT9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N8SKYT#ZM9O$ALP#8LFEM4L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RHL7Z6TO0G7088Y465HTKYN#0"</text:p>
          </table:table-cell>
          <table:table-cell office:value-type="float" office:value="6478" calcext:value-type="float">
            <text:p>647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RHL7Z6TO0G7088Y465HTKYN#0"</text:p>
          </table:table-cell>
          <table:table-cell office:value-type="float" office:value="6480" calcext:value-type="float">
            <text:p>648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S6OLIW0PL0KEI9EI3GAV5ST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SA8I43MG2K21JCM7$$Q0M8UV0"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T9WG5CDLERH0$7VHH5X0A#0#0"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T9WG5CDLERH0$7VHH5X0A#0#0"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T9WG5CDLERH0$7VHH5X0A#0#0"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V2VOSLJX4O507#MTTPLZ9$531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W$3PA5364GQ1EH148YDV2TX21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XLZ#TT8CJWT0SN10CRU9ZURM0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XLZ#TT8CJWT0SN10CRU9ZURM0"</text:p>
          </table:table-cell>
          <table:table-cell office:value-type="float" office:value="52" calcext:value-type="float">
            <text:p>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Y1JG#KDX$NR0JCM7$$Q0M8UV0"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YI4AX244L740JCM7$$Q0M8UV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YI4AX244L740JCM7$$Q0M8UV0"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YI4AX244L740JCM7$$Q0M8UV0"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UZUUKOCONQ4G0YWDZWF8BY6MU0"</text:p>
          </table:table-cell>
          <table:table-cell office:value-type="float" office:value="4152" calcext:value-type="float">
            <text:p>41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0YNXYMNMZE81YWDZWF8BY6MU0"</text:p>
          </table:table-cell>
          <table:table-cell office:value-type="float" office:value="4519" calcext:value-type="float">
            <text:p>451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0YTIQWVR#V$CKHJJMF4$VA2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15TEB6XDA4X1$7VHH5X0A#0#0"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187VZW88PK8W4I75PFF5XN7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19XZ4F#78DU1VAJCUGHPFU64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206G#G7BC761JCM7$$Q0M8UV0"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297GK$N0FKJ1JCM7$$Q0M8UV0"</text:p>
          </table:table-cell>
          <table:table-cell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2XS0NOX$#QY1$7VHH5X0A#0#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4N7W2D5RCRF1JCRVAO9PU$A5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4W6L8T2DD1T1$7VHH5X0A#0#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6DTB013R#R01$Z778TYA008Y0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B7JWMLW#Z4B17T4PQIR584WO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CI2RUGROGAB0JCM7$$Q0M8UV0"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CIW7UR3VAWD1VWDZWF8BY6MU0"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CWYX25#RJ702Y8GN692ISMVO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DL24DDGR6BQ0$7VHH5X0A#0#0"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DZINVBW304O0JCM7$$Q0M8UV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EGUDLEA0T#G07#MTTPLZ9$531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HNMI13U901E1033J5KIDRPXI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ID86$#GVOHJ0SN10CRU9ZURM0"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IF7S0#C0KJ91B499KWWOIYZZ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IV1P051898G1RZ778TYA008Y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JXMYEJD3XV207#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K#J6LK7YB731SN10CRU9ZURM0"</text:p>
          </table:table-cell>
          <table:table-cell office:value-type="float" office:value="79" calcext:value-type="float">
            <text:p>7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LT$19BSE3IW04#MTTPLZ9$531"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M1O90NNAJW80$7VHH5X0A#0#0"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M74K9GFEGYJ158Y465HTKYN#0"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M9#HX2FK7RQ13U2H15SSI1EY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MTOLGCX7C8C0VWDZWF8BY6MU0"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O3SFVH9VF1D0$7VHH5X0A#0#0"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OL5P6D$J8W$0$7VHH5X0A#0#0"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PN3#96$D86X1JCM7$$Q0M8UV0"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PZ2$RALI9DQ0YZ778TYA008Y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QL4B7567G381HJJPVA76U0HP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SI9BRKER93C0JCM7$$Q0M8UV0"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SUQK4H8#AYE0JCM7$$Q0M8UV0"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U6XU4SLXM150PWDZWF8BY6MU0"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UJMEEHB53E40$7VHH5X0A#0#0"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VT5GLPCRQHJ1NBWI5MHFIER6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VY4FDM4YFYY407T5YCPJ03BN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2M3NLGZVDZB1Q4$74U6165FW0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2O$O0FD0WJH1YE4LFV#7LRI61"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3Z8X3LXNGU31SN10CRU9ZURM0"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4#WLE6$RR3G1Z#3BPNXKA602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44BA356INS604#MTTPLZ9$531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6H545I3C3PX0$7VHH5X0A#0#0"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7R5SD83ERJV0VWDZWF8BY6MU0"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8RLSDA433CM0JCM7$$Q0M8UV0"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B56UBYS8HXI0JCM7$$Q0M8UV0"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BHMAGAKRSM21SN10CRU9ZURM0"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DICVFW20W4400A0#HISD7E#H1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E$RNZ6FLDDU1B2BZ7JPVVGMF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EJF2X8SIS8F1$7Y465HTKYN#0"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EOTH1Q0TSZT0JCM7$$Q0M8UV0"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F5JRJHWZ4Y$1IBVQZN3BJE64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FQQPAZ#G64E0JCM7$$Q0M8UV0"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HNYLG6TEWAF0$7VHH5X0A#0#0"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JHSEROSZSRZ0SN10CRU9ZURM0"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LHU6SCV2EFJ0SN10CRU9ZURM0"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LUPOTG1HH8O1SN10CRU9ZURM0"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NLHA13F$UPV1JCM7$$Q0M8UV0"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O4VF#9MWPZS1#ZMTTPLZ9$531"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OHOTQLV2475128Y465HTKYN#0"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OHOTQLV2475128Y465HTKYN#0"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OMDAVPWUUHW1I$LCJASLM10P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P33JHCMX1#61$7VHH5X0A#0#0"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PNC#AC2YPI90SN10CRU9ZURM0"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RBZR#JBYTTS0JCM7$$Q0M8UV0"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X7SC0Q0UJHW1C338661LR4#G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YREPB##RDQK0SN10CRU9ZURM0"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YREPB##RDQK0SN10CRU9ZURM0"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WYUAON60VPWU1$7VHH5X0A#0#0"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$4S81JI#0DV0$7VHH5X0A#0#0"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0D3HCXQJJ8LOGJL$ETCE311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11G9R6#07O51YTW77F4OBXMO1"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17Q49EBEIGU1JCM7$$Q0M8UV0"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1FP93VQW9F01USX9P2J91ODQ0"</text:p>
          </table:table-cell>
          <table:table-cell office:value-type="float" office:value="9249" calcext:value-type="float">
            <text:p>92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1FP93VQW9F01USX9P2J91ODQ0"</text:p>
          </table:table-cell>
          <table:table-cell office:value-type="float" office:value="9250" calcext:value-type="float">
            <text:p>925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26VL4CIX5RT1SN10CRU9ZURM0"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26VL4CIX5RT1SN10CRU9ZURM0"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3#7FEKVQ8ZW1$7VHH5X0A#0#0"</text:p>
          </table:table-cell>
          <table:table-cell office:value-type="float" office:value="79" calcext:value-type="float">
            <text:p>7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3HGURATCHVYX07E1EGAFN#I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432ZDCRLMHF0JCM7$$Q0M8UV0"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4TY5$JXB2FH1$7Y465HTKYN#0"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55TS8C2EZGT1GMRJFAXZRBLI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817TJZM7$QX1SN10CRU9ZURM0"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BY3QTZL7OM71ICZWJV04M57M1"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BY3QTZL7OM71ICZWJV04M57M1"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C1TOXMAX$9V0SN10CRU9ZURM0"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E1Y5HD847DI1$7VHH5X0A#0#0"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F0ZDVVQ03FP1JCM7$$Q0M8UV0"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F10U$M8R7TX0KB0#HISD7E#H1"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FIEEALY0OBH1JCM7$$Q0M8UV0"</text:p>
          </table:table-cell>
          <table:table-cell office:value-type="float" office:value="87" calcext:value-type="float">
            <text:p>8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LW9QVMS18YD1JCM7$$Q0M8UV0"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LZ9GINLQT860MS4PQIR584WO0"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O9QKADKEPOM058Y465HTKYN#0"</text:p>
          </table:table-cell>
          <table:table-cell office:value-type="float" office:value="6670" calcext:value-type="float">
            <text:p>667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O9QKADKEPOM058Y465HTKYN#0"</text:p>
          </table:table-cell>
          <table:table-cell office:value-type="float" office:value="6672" calcext:value-type="float">
            <text:p>667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OR6JP9PGC7F15HDO4Q4A2O5P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Q4I0PDIVFPDJUK$A42OM11C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RXW3CKNYEHP6ZKCH182MS3E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TL0XPKLD0O001#MTTPLZ9$531"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TNXPE8PAQVC17#MTTPLZ9$531"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V$0VXG1$UWP0$7VHH5X0A#0#0"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V7VLYD4R#9J1JCM7$$Q0M8UV0"</text:p>
          </table:table-cell>
          <table:table-cell office:value-type="float" office:value="87" calcext:value-type="float">
            <text:p>8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VCN1H4LQ2GE1JCM7$$Q0M8UV0"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VUNMAP2ZAETYC7LY#K7YNRJ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WOODK#SPF7024J3N4702I6SI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WS7RMC8LP$#1HI2ECFCJEZXK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X4HVVBMQN8LZMLS2Z#44Z5D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XJNDW3Z2AFX0$7VHH5X0A#0#0"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Y3$Y4#L7H1E12SF4L#THG2SA"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Z7IC$QQK3C11JCM7$$Q0M8UV0"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XZQ5A09XGQMO1H06UC0JKP2E9"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1SP$BM0EKZZ0SN10CRU9ZURM0"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3XN63PP4NHM04#MTTPLZ9$531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4FTWK1LVCII0$7VHH5X0A#0#0"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7HZHYMP401E1XB62C$VAVEO$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7T5XYBFIT4Z1JCM7$$Q0M8UV0"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90AXU88A99U1JCM7$$Q0M8UV0"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98Z82IK581T05HDO4Q4A2O5P0"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9HZDPP43LW21A08GTSD$1OHL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9X2V1BHW#V814#MTTPLZ9$531"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ACOZ3XW5G230GQGH05S5QEZ#0"</text:p>
          </table:table-cell>
          <table:table-cell office:value-type="float" office:value="28047" calcext:value-type="float">
            <text:p>2804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AP82IM1Q9FM0IGWR1JIFTPID1"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BBIP5YJR7WI0SWDZWF8BY6MU0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C2B0ILLQK8Y1JCM7$$Q0M8UV0"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ETZ$KGWGO9I1SWDZWF8BY6MU0"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F1A1G7JYSKS0OCZWJV04M57M1"</text:p>
          </table:table-cell>
          <table:table-cell office:value-type="float" office:value="3374" calcext:value-type="float">
            <text:p>337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FL$JQWMXGVO0SWDZWF8BY6MU0"</text:p>
          </table:table-cell>
          <table:table-cell office:value-type="float" office:value="2757" calcext:value-type="float">
            <text:p>275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GIFAVUJ36S717#MTTPLZ9$531"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I4PY7HZKVFZ1JCM7$$Q0M8UV0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JGXYY4YZ9#A1$7VHH5X0A#0#0"</text:p>
          </table:table-cell>
          <table:table-cell office:value-type="float" office:value="68" calcext:value-type="float">
            <text:p>6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K6RK4HL4W1R1JCM7$$Q0M8UV0"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KLQZJ4G$WNC1JCM7$$Q0M8UV0"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NTUZ20ROPE80SN10CRU9ZURM0"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PSC9#0DDUK8ZKENK6NRO0#A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Q4BOKK9O37E0$7VHH5X0A#0#0"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SFJYORNJU410CPB$LAE9B90F1"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W$EKL06#WA#0$7VHH5X0A#0#0"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Y0IX6U#6WKY0SN10CRU9ZURM0"</text:p>
          </table:table-cell>
          <table:table-cell office:value-type="float" office:value="67" calcext:value-type="float">
            <text:p>6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YZVPAOSYMZ0KE03E4$3ORU2R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#2DQB04XAE71SN10CRU9ZURM0"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#5$Y3OSAROH12JA9KZA3RHBS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#DBV27LOG790JCM7$$Q0M8UV0"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$PUBXZC2WPK1C2256NF11JE$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$YHEH0M54ZR1TJMFGEHCGR75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0XH6H454VR41$7Y465HTKYN#0"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11#LE6WGV8O0$7VHH5X0A#0#0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1ZMZEFFB9#91SN10CRU9ZURM0"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3R6FIB1LX1AJFEAYNRRC$5V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4WEQG7OEY5W18$ASKPG5RCV$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58AV0NP13TS188Y465HTKYN#0"</text:p>
          </table:table-cell>
          <table:table-cell office:value-type="float" office:value="2582" calcext:value-type="float">
            <text:p>258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9$CIZJBZHLU0PWDZWF8BY6MU0"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95PI1AQDMTC1SN10CRU9ZURM0"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9Y3JI2$WNFM0$7VHH5X0A#0#0"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A65I22EK0VYQ6YQOMZZAX2A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AYB70TFR#MK14#MTTPLZ9$531"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BFY#$O4NROAT5DH0XNBZGD$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CJDHHH169#91JCM7$$Q0M8UV0"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CJS1HTYOEST1WCJ7EZFRT95C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D9K#TV3SQ110KJJPVA76U0HP0"</text:p>
          </table:table-cell>
          <table:table-cell office:value-type="float" office:value="5061" calcext:value-type="float">
            <text:p>506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DPE2JSVGUDM0JCM7$$Q0M8UV0"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E$4LYWYJSMC0Q4$74U6165FW0"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FBAP49R8TUW0VWDZWF8BY6MU0"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FF1VY791P031JCM7$$Q0M8UV0"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FQUF#4C1JN$0VWDZWF8BY6MU0"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FTMM0WVAIVC07#MTTPLZ9$53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G1V89URI5BHTOA$ONHLIVAW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GA89EZ733XD1SN10CRU9ZURM0"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H8B$PM24VHJ1FIUQ2#G8U$TC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IY766LO0$S41$7VHH5X0A#0#0"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J5F390WNL5T1XTK9UIHFQL1F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LCM16#X4WCB1#ZMTTPLZ9$531"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LQR#EPQ0BKQ1SN10CRU9ZURM0"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LU33$QRD3B$1S$QXGXJYMK9P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OFQ8W#WET3V1Q4$74U6165FW0"</text:p>
          </table:table-cell>
          <table:table-cell office:value-type="float" office:value="85733" calcext:value-type="float">
            <text:p>8573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SFYJTBUQDKH0JCM7$$Q0M8UV0"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TC7W6O0#CSJ0JCM7$$Q0M8UV0"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TREVCRG5M6CZ8SG#I341A07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UB6J2273$KM1$7VHH5X0A#0#0"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UVXSTK5XO2X1L#QGMQIXV2PJ1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V6Y0GGUU3QY1PWDZWF8BY6MU0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W0V1HVTIV411SN10CRU9ZURM0"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W2D5RLSBWGW0JCM7$$Q0M8UV0"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WWLHZ5BY3LOCUYSU7XAFSO9"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X3VSZEUIQ6J1S5QPL1$DDY#$1"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"ZY6E5YFX880R1SN10CRU9ZURM0"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table table:name="TransactionStatus" table:style-name="ta1">
        <table:table-column table:style-name="co10" table:default-cell-style-name="ce2"/>
        <table:table-column table:style-name="co11" table:default-cell-style-name="ce2"/>
        <table:table-row table:style-name="ro4">
          <table:table-cell table:style-name="ce1" office:value-type="string" calcext:value-type="string">
            <text:p>TransactionStatus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"OK"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"KO"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MATCH (n:Tsegment) WHERE n.TransactionStatus IS NOT NULL RETURN n.TransactionStatus AS TransactionStatus, COUNT(*) AS Count;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6:38:02.818438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16:13.608366727</meta:creation-date>
    <dc:date>2017-09-07T17:53:51.086813944</dc:date>
    <meta:editing-duration>PT1H36M30S</meta:editing-duration>
    <meta:editing-cycles>7</meta:editing-cycles>
    <meta:generator>LibreOffice/5.2.7.2$Linux_X86_64 LibreOffice_project/20m0$Build-2</meta:generator>
    <meta:document-statistic meta:table-count="3" meta:cell-count="5458" meta:object-count="0"/>
  </office:meta>
</office:document-meta>
</file>